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69mm"/>
    </style:style>
    <style:style style:name="co3" style:family="table-column">
      <style:table-column-properties fo:break-before="auto" style:column-width="23.95mm"/>
    </style:style>
    <style:style style:name="co4" style:family="table-column">
      <style:table-column-properties fo:break-before="auto" style:column-width="29.12mm"/>
    </style:style>
    <style:style style:name="co5" style:family="table-column">
      <style:table-column-properties fo:break-before="auto" style:column-width="27.22mm"/>
    </style:style>
    <style:style style:name="co6" style:family="table-column">
      <style:table-column-properties fo:break-before="auto" style:column-width="24.24mm"/>
    </style:style>
    <style:style style:name="co7" style:family="table-column">
      <style:table-column-properties fo:break-before="auto" style:column-width="22.86mm"/>
    </style:style>
    <style:style style:name="co8" style:family="table-column">
      <style:table-column-properties fo:break-before="auto" style:column-width="29.4mm"/>
    </style:style>
    <style:style style:name="co9" style:family="table-column">
      <style:table-column-properties fo:break-before="auto" style:column-width="28.05mm"/>
    </style:style>
    <style:style style:name="co10" style:family="table-column">
      <style:table-column-properties fo:break-before="auto" style:column-width="25.3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5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DPDK</text:p>
          </table:table-cell>
          <table:table-cell table:number-columns-repeated="5"/>
          <table:table-cell table:style-name="ce2"/>
          <table:table-cell table:number-columns-repeated="13"/>
        </table:table-row>
        <table:table-row table:style-name="ro1">
          <table:table-cell table:number-columns-repeated="6"/>
          <table:table-cell table:style-name="ce5" office:value-type="string" calcext:value-type="string" table:number-columns-spanned="2" table:number-rows-spanned="1">
            <text:p>Expected Calculation</text:p>
          </table:table-cell>
          <table:covered-table-cell/>
          <table:table-cell table:style-name="ce5" office:value-type="string" calcext:value-type="string" table:number-columns-spanned="2" table:number-rows-spanned="1">
            <text:p>From Pktgen Stats</text:p>
          </table:table-cell>
          <table:covered-table-cell/>
          <table:table-cell table:style-name="ce5" office:value-type="string" calcext:value-type="string" table:number-columns-spanned="2" table:number-rows-spanned="1">
            <text:p>Output from test application</text:p>
          </table:table-cell>
          <table:covered-table-cell/>
          <table:table-cell table:style-name="ce5" office:value-type="string" calcext:value-type="string" table:number-columns-spanned="2" table:number-rows-spanned="1">
            <text:p>Diffs</text:p>
          </table:table-cell>
          <table:covered-table-cell/>
          <table:table-cell table:style-name="ce5" office:value-type="string" calcext:value-type="string" table:number-columns-spanned="2" table:number-rows-spanned="1">
            <text:p>Percentage</text:p>
          </table:table-cell>
          <table:covered-table-cell/>
          <table:table-cell/>
          <table:table-cell table:style-name="ce5" office:value-type="string" calcext:value-type="string" table:number-columns-spanned="3" table:number-rows-spanned="1">
            <text:p>Error checking, should all be 0</text:p>
          </table:table-cell>
          <table:covered-table-cell table:number-columns-repeated="2"/>
        </table:table-row>
        <table:table-row table:style-name="ro1">
          <table:table-cell table:style-name="ce1" office:value-type="string" calcext:value-type="string">
            <text:p>Rate (%)</text:p>
          </table:table-cell>
          <table:table-cell office:value-type="string" calcext:value-type="string">
            <text:p>Speed (Mbits/s)</text:p>
          </table:table-cell>
          <table:table-cell office:value-type="string" calcext:value-type="string">
            <text:p>Speed (Gbit/s)</text:p>
          </table:table-cell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Time (s)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Expected Bytes</text:p>
          </table:table-cell>
          <table:table-cell office:value-type="string" calcext:value-type="string">
            <text:p>Expected Pkts</text:p>
          </table:table-cell>
          <table:table-cell table:style-name="ce1" office:value-type="string" calcext:value-type="string">
            <text:p>Output Bytes</text:p>
          </table:table-cell>
          <table:table-cell table:style-name="ce1" office:value-type="string" calcext:value-type="string">
            <text:p>Output Pkts</text:p>
          </table:table-cell>
          <table:table-cell table:style-name="ce1" office:value-type="string" calcext:value-type="string">
            <text:p>Recieved Bytes</text:p>
          </table:table-cell>
          <table:table-cell table:style-name="ce1" office:value-type="string" calcext:value-type="string">
            <text:p>Recieved Pkts</text:p>
          </table:table-cell>
          <table:table-cell office:value-type="string" calcext:value-type="string">
            <text:p>Byte Diff</text:p>
          </table:table-cell>
          <table:table-cell office:value-type="string" calcext:value-type="string">
            <text:p>Pkt Diff</text:p>
          </table:table-cell>
          <table:table-cell office:value-type="string" calcext:value-type="string">
            <text:p>byte loss %</text:p>
          </table:table-cell>
          <table:table-cell office:value-type="string" calcext:value-type="string">
            <text:p>pkt loss %</text:p>
          </table:table-cell>
          <table:table-cell/>
          <table:table-cell office:value-type="string" calcext:value-type="string">
            <text:p>Percent-same</text:p>
          </table:table-cell>
          <table:table-cell table:number-columns-repeated="2" office:value-type="string" calcext:value-type="string">
            <text:p>pktgen error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4]*100" office:value-type="float" office:value="10000" calcext:value-type="float">
            <text:p>10000</text:p>
          </table:table-cell>
          <table:table-cell table:formula="of:=[.B4]/1000"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table:formula="of:=CEILING(([.C4]*(10^9)*[.E4]/8)/[.D4])" office:value-type="float" office:value="195312500" calcext:value-type="float">
            <text:p>195312500</text:p>
          </table:table-cell>
          <table:table-cell table:formula="of:=(MIN(MAX([.D4];64); 1518)- 18) *[.F4]" office:value-type="float" office:value="8984375000" calcext:value-type="float">
            <text:p>8984375000</text:p>
          </table:table-cell>
          <table:table-cell table:formula="of:=[.F4]" office:value-type="float" office:value="195312500" calcext:value-type="float">
            <text:p>195312500</text:p>
          </table:table-cell>
          <table:table-cell office:value-type="float" office:value="11718750000" calcext:value-type="float">
            <text:p>11718750000</text:p>
          </table:table-cell>
          <table:table-cell office:value-type="float" office:value="195312500" calcext:value-type="float">
            <text:p>195312500</text:p>
          </table:table-cell>
          <table:table-cell office:value-type="float" office:value="8984257792" calcext:value-type="float">
            <text:p>8984257792</text:p>
          </table:table-cell>
          <table:table-cell office:value-type="float" office:value="195309952" calcext:value-type="float">
            <text:p>195309952</text:p>
          </table:table-cell>
          <table:table-cell table:formula="of:=[.G4]-[.K4]" office:value-type="float" office:value="117208" calcext:value-type="float">
            <text:p>117208</text:p>
          </table:table-cell>
          <table:table-cell table:formula="of:=[.H4]-[.L4]" office:value-type="float" office:value="2548" calcext:value-type="float">
            <text:p>2548</text:p>
          </table:table-cell>
          <table:table-cell table:formula="of:=([.M4]/[.G4])*100" office:value-type="float" office:value="0.001304576" calcext:value-type="float">
            <text:p>0.001304576</text:p>
          </table:table-cell>
          <table:table-cell table:formula="of:=100*([.N4]/[.H4])" office:value-type="float" office:value="0.001304576" calcext:value-type="float">
            <text:p>0.001304576</text:p>
          </table:table-cell>
          <table:table-cell/>
          <table:table-cell table:formula="of:=[.O4]-[.P4]" office:value-type="float" office:value="0" calcext:value-type="float">
            <text:p>0</text:p>
          </table:table-cell>
          <table:table-cell table:formula="of:=[.H4]-[.J4]" office:value-type="float" office:value="0" calcext:value-type="float">
            <text:p>0</text:p>
          </table:table-cell>
          <table:table-cell table:formula="of:=([.I4] - ([.J4]*14))-[.G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5]*100" office:value-type="float" office:value="10000" calcext:value-type="float">
            <text:p>10000</text:p>
          </table:table-cell>
          <table:table-cell table:formula="of:=[.B5]/1000"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table:formula="of:=CEILING(([.C5]*(10^9)*[.E5]/8)/[.D5])" office:value-type="float" office:value="97656250" calcext:value-type="float">
            <text:p>97656250</text:p>
          </table:table-cell>
          <table:table-cell table:formula="of:=(MIN(MAX([.D5];64); 1518)- 18) *[.F5]" office:value-type="float" office:value="10742187500" calcext:value-type="float">
            <text:p>10742187500</text:p>
          </table:table-cell>
          <table:table-cell table:formula="of:=[.F5]" office:value-type="float" office:value="97656250" calcext:value-type="float">
            <text:p>97656250</text:p>
          </table:table-cell>
          <table:table-cell office:value-type="float" office:value="12109375000" calcext:value-type="float">
            <text:p>12109375000</text:p>
          </table:table-cell>
          <table:table-cell office:value-type="float" office:value="97656250" calcext:value-type="float">
            <text:p>97656250</text:p>
          </table:table-cell>
          <table:table-cell office:value-type="float" office:value="10742187500" calcext:value-type="float">
            <text:p>10742187500</text:p>
          </table:table-cell>
          <table:table-cell office:value-type="float" office:value="97656250" calcext:value-type="float">
            <text:p>97656250</text:p>
          </table:table-cell>
          <table:table-cell table:formula="of:=[.G5]-[.K5]" office:value-type="float" office:value="0" calcext:value-type="float">
            <text:p>0</text:p>
          </table:table-cell>
          <table:table-cell table:formula="of:=[.H5]-[.L5]" office:value-type="float" office:value="0" calcext:value-type="float">
            <text:p>0</text:p>
          </table:table-cell>
          <table:table-cell table:formula="of:=([.M5]/[.G5])*100" office:value-type="float" office:value="0" calcext:value-type="float">
            <text:p>0</text:p>
          </table:table-cell>
          <table:table-cell table:formula="of:=100*([.N5]/[.H5])" office:value-type="float" office:value="0" calcext:value-type="float">
            <text:p>0</text:p>
          </table:table-cell>
          <table:table-cell/>
          <table:table-cell table:formula="of:=[.O5]-[.P5]" office:value-type="float" office:value="0" calcext:value-type="float">
            <text:p>0</text:p>
          </table:table-cell>
          <table:table-cell table:formula="of:=[.H5]-[.J5]" office:value-type="float" office:value="0" calcext:value-type="float">
            <text:p>0</text:p>
          </table:table-cell>
          <table:table-cell table:formula="of:=([.I5] - ([.J5]*14))-[.G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6]*100" office:value-type="float" office:value="10000" calcext:value-type="float">
            <text:p>10000</text:p>
          </table:table-cell>
          <table:table-cell table:formula="of:=[.B6]/1000"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table:formula="of:=CEILING(([.C6]*(10^9)*[.E6]/8)/[.D6])" office:value-type="float" office:value="48828125" calcext:value-type="float">
            <text:p>48828125</text:p>
          </table:table-cell>
          <table:table-cell table:formula="of:=(MIN(MAX([.D6];64); 1518)- 18) *[.F6]" office:value-type="float" office:value="11621093750" calcext:value-type="float">
            <text:p>11621093750</text:p>
          </table:table-cell>
          <table:table-cell table:formula="of:=[.F6]" office:value-type="float" office:value="48828125" calcext:value-type="float">
            <text:p>48828125</text:p>
          </table:table-cell>
          <table:table-cell office:value-type="float" office:value="12304687500" calcext:value-type="float">
            <text:p>12304687500</text:p>
          </table:table-cell>
          <table:table-cell office:value-type="float" office:value="48828125" calcext:value-type="float">
            <text:p>48828125</text:p>
          </table:table-cell>
          <table:table-cell office:value-type="float" office:value="11621093750" calcext:value-type="float">
            <text:p>11621093750</text:p>
          </table:table-cell>
          <table:table-cell office:value-type="float" office:value="48828125" calcext:value-type="float">
            <text:p>48828125</text:p>
          </table:table-cell>
          <table:table-cell table:formula="of:=[.G6]-[.K6]" office:value-type="float" office:value="0" calcext:value-type="float">
            <text:p>0</text:p>
          </table:table-cell>
          <table:table-cell table:formula="of:=[.H6]-[.L6]" office:value-type="float" office:value="0" calcext:value-type="float">
            <text:p>0</text:p>
          </table:table-cell>
          <table:table-cell table:formula="of:=([.M6]/[.G6])*100" office:value-type="float" office:value="0" calcext:value-type="float">
            <text:p>0</text:p>
          </table:table-cell>
          <table:table-cell table:formula="of:=100*([.N6]/[.H6])" office:value-type="float" office:value="0" calcext:value-type="float">
            <text:p>0</text:p>
          </table:table-cell>
          <table:table-cell/>
          <table:table-cell table:formula="of:=[.O6]-[.P6]" office:value-type="float" office:value="0" calcext:value-type="float">
            <text:p>0</text:p>
          </table:table-cell>
          <table:table-cell table:formula="of:=[.H6]-[.J6]" office:value-type="float" office:value="0" calcext:value-type="float">
            <text:p>0</text:p>
          </table:table-cell>
          <table:table-cell table:formula="of:=([.I6] - ([.J6]*14))-[.G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7]*100" office:value-type="float" office:value="10000" calcext:value-type="float">
            <text:p>10000</text:p>
          </table:table-cell>
          <table:table-cell table:formula="of:=[.B7]/1000" office:value-type="float" office:value="10" calcext:value-type="float">
            <text:p>10</text:p>
          </table:table-cell>
          <table:table-cell office:value-type="float" office:value="512" calcext:value-type="float">
            <text:p>512</text:p>
          </table:table-cell>
          <table:table-cell office:value-type="float" office:value="10" calcext:value-type="float">
            <text:p>10</text:p>
          </table:table-cell>
          <table:table-cell table:formula="of:=CEILING(([.C7]*(10^9)*[.E7]/8)/[.D7])" office:value-type="float" office:value="24414063" calcext:value-type="float">
            <text:p>24414063</text:p>
          </table:table-cell>
          <table:table-cell table:formula="of:=(MIN(MAX([.D7];64); 1518)- 18) *[.F7]" office:value-type="float" office:value="12060547122" calcext:value-type="float">
            <text:p>12060547122</text:p>
          </table:table-cell>
          <table:table-cell table:formula="of:=[.F7]" office:value-type="float" office:value="24414063" calcext:value-type="float">
            <text:p>24414063</text:p>
          </table:table-cell>
          <table:table-cell office:value-type="float" office:value="12402344004" calcext:value-type="float">
            <text:p>12402344004</text:p>
          </table:table-cell>
          <table:table-cell office:value-type="float" office:value="24414063" calcext:value-type="float">
            <text:p>24414063</text:p>
          </table:table-cell>
          <table:table-cell office:value-type="float" office:value="12060547122" calcext:value-type="float">
            <text:p>12060547122</text:p>
          </table:table-cell>
          <table:table-cell office:value-type="float" office:value="24414063" calcext:value-type="float">
            <text:p>24414063</text:p>
          </table:table-cell>
          <table:table-cell table:formula="of:=[.G7]-[.K7]" office:value-type="float" office:value="0" calcext:value-type="float">
            <text:p>0</text:p>
          </table:table-cell>
          <table:table-cell table:formula="of:=[.H7]-[.L7]" office:value-type="float" office:value="0" calcext:value-type="float">
            <text:p>0</text:p>
          </table:table-cell>
          <table:table-cell table:formula="of:=([.M7]/[.G7])*100" office:value-type="float" office:value="0" calcext:value-type="float">
            <text:p>0</text:p>
          </table:table-cell>
          <table:table-cell table:formula="of:=100*([.N7]/[.H7])" office:value-type="float" office:value="0" calcext:value-type="float">
            <text:p>0</text:p>
          </table:table-cell>
          <table:table-cell/>
          <table:table-cell table:formula="of:=[.O7]-[.P7]" office:value-type="float" office:value="0" calcext:value-type="float">
            <text:p>0</text:p>
          </table:table-cell>
          <table:table-cell table:formula="of:=[.H7]-[.J7]" office:value-type="float" office:value="0" calcext:value-type="float">
            <text:p>0</text:p>
          </table:table-cell>
          <table:table-cell table:formula="of:=([.I7] - ([.J7]*14))-[.G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8]*100" office:value-type="float" office:value="10000" calcext:value-type="float">
            <text:p>10000</text:p>
          </table:table-cell>
          <table:table-cell table:formula="of:=[.B8]/1000" office:value-type="float" office:value="10" calcext:value-type="float">
            <text:p>10</text:p>
          </table:table-cell>
          <table:table-cell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table:formula="of:=CEILING(([.C8]*(10^9)*[.E8]/8)/[.D8])" office:value-type="float" office:value="12207032" calcext:value-type="float">
            <text:p>12207032</text:p>
          </table:table-cell>
          <table:table-cell table:formula="of:=(MIN(MAX([.D8];64); 1518)- 18) *[.F8]" office:value-type="float" office:value="12280274192" calcext:value-type="float">
            <text:p>12280274192</text:p>
          </table:table-cell>
          <table:table-cell table:formula="of:=[.F8]" office:value-type="float" office:value="12207032" calcext:value-type="float">
            <text:p>12207032</text:p>
          </table:table-cell>
          <table:table-cell office:value-type="float" office:value="12451172640" calcext:value-type="float">
            <text:p>12451172640</text:p>
          </table:table-cell>
          <table:table-cell office:value-type="float" office:value="12207032" calcext:value-type="float">
            <text:p>12207032</text:p>
          </table:table-cell>
          <table:table-cell office:value-type="float" office:value="12280274192" calcext:value-type="float">
            <text:p>12280274192</text:p>
          </table:table-cell>
          <table:table-cell office:value-type="float" office:value="12207032" calcext:value-type="float">
            <text:p>12207032</text:p>
          </table:table-cell>
          <table:table-cell table:formula="of:=[.G8]-[.K8]" office:value-type="float" office:value="0" calcext:value-type="float">
            <text:p>0</text:p>
          </table:table-cell>
          <table:table-cell table:formula="of:=[.H8]-[.L8]" office:value-type="float" office:value="0" calcext:value-type="float">
            <text:p>0</text:p>
          </table:table-cell>
          <table:table-cell table:formula="of:=([.M8]/[.G8])*100" office:value-type="float" office:value="0" calcext:value-type="float">
            <text:p>0</text:p>
          </table:table-cell>
          <table:table-cell table:formula="of:=100*([.N8]/[.H8])" office:value-type="float" office:value="0" calcext:value-type="float">
            <text:p>0</text:p>
          </table:table-cell>
          <table:table-cell/>
          <table:table-cell table:formula="of:=[.O8]-[.P8]" office:value-type="float" office:value="0" calcext:value-type="float">
            <text:p>0</text:p>
          </table:table-cell>
          <table:table-cell table:formula="of:=[.H8]-[.J8]" office:value-type="float" office:value="0" calcext:value-type="float">
            <text:p>0</text:p>
          </table:table-cell>
          <table:table-cell table:formula="of:=([.I8] - ([.J8]*14))-[.G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9]*100" office:value-type="float" office:value="10000" calcext:value-type="float">
            <text:p>10000</text:p>
          </table:table-cell>
          <table:table-cell table:formula="of:=[.B9]/1000" office:value-type="float" office:value="10" calcext:value-type="float">
            <text:p>10</text:p>
          </table:table-cell>
          <table:table-cell office:value-type="float" office:value="1518" calcext:value-type="float">
            <text:p>1518</text:p>
          </table:table-cell>
          <table:table-cell office:value-type="float" office:value="10" calcext:value-type="float">
            <text:p>10</text:p>
          </table:table-cell>
          <table:table-cell table:formula="of:=CEILING(([.C9]*(10^9)*[.E9]/8)/[.D9])" office:value-type="float" office:value="8234520" calcext:value-type="float">
            <text:p>8234520</text:p>
          </table:table-cell>
          <table:table-cell table:formula="of:=(MIN(MAX([.D9];64); 1518)- 18) *[.F9]" office:value-type="float" office:value="12351780000" calcext:value-type="float">
            <text:p>12351780000</text:p>
          </table:table-cell>
          <table:table-cell table:formula="of:=[.F9]" office:value-type="float" office:value="8234520" calcext:value-type="float">
            <text:p>8234520</text:p>
          </table:table-cell>
          <table:table-cell office:value-type="float" office:value="12467063280" calcext:value-type="float">
            <text:p>12467063280</text:p>
          </table:table-cell>
          <table:table-cell office:value-type="float" office:value="8234520" calcext:value-type="float">
            <text:p>8234520</text:p>
          </table:table-cell>
          <table:table-cell office:value-type="float" office:value="12351780000" calcext:value-type="float">
            <text:p>12351780000</text:p>
          </table:table-cell>
          <table:table-cell office:value-type="float" office:value="8234520" calcext:value-type="float">
            <text:p>8234520</text:p>
          </table:table-cell>
          <table:table-cell table:formula="of:=[.G9]-[.K9]" office:value-type="float" office:value="0" calcext:value-type="float">
            <text:p>0</text:p>
          </table:table-cell>
          <table:table-cell table:formula="of:=[.H9]-[.L9]" office:value-type="float" office:value="0" calcext:value-type="float">
            <text:p>0</text:p>
          </table:table-cell>
          <table:table-cell table:formula="of:=([.M9]/[.G9])*100" office:value-type="float" office:value="0" calcext:value-type="float">
            <text:p>0</text:p>
          </table:table-cell>
          <table:table-cell table:formula="of:=100*([.N9]/[.H9])" office:value-type="float" office:value="0" calcext:value-type="float">
            <text:p>0</text:p>
          </table:table-cell>
          <table:table-cell/>
          <table:table-cell table:formula="of:=[.O9]-[.P9]" office:value-type="float" office:value="0" calcext:value-type="float">
            <text:p>0</text:p>
          </table:table-cell>
          <table:table-cell table:formula="of:=[.H9]-[.J9]" office:value-type="float" office:value="0" calcext:value-type="float">
            <text:p>0</text:p>
          </table:table-cell>
          <table:table-cell table:formula="of:=([.I9] - ([.J9]*14))-[.G9]" office:value-type="float" office:value="0" calcext:value-type="float">
            <text:p>0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11]*100" office:value-type="float" office:value="10000" calcext:value-type="float">
            <text:p>10000</text:p>
          </table:table-cell>
          <table:table-cell table:formula="of:=[.B11]/1000"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float" office:value="60" calcext:value-type="float">
            <text:p>60</text:p>
          </table:table-cell>
          <table:table-cell table:formula="of:=CEILING(([.C11]*(10^9)*[.E11]/8)/[.D11])" office:value-type="float" office:value="585937500" calcext:value-type="float">
            <text:p>585937500</text:p>
          </table:table-cell>
          <table:table-cell table:formula="of:=(MIN(MAX([.D11];64); 1518)- 18) *[.F11]" office:value-type="float" office:value="64453125000" calcext:value-type="float">
            <text:p>64453125000</text:p>
          </table:table-cell>
          <table:table-cell table:formula="of:=[.F11]" office:value-type="float" office:value="585937500" calcext:value-type="float">
            <text:p>585937500</text:p>
          </table:table-cell>
          <table:table-cell office:value-type="float" office:value="72656250000" calcext:value-type="float">
            <text:p>72656250000</text:p>
          </table:table-cell>
          <table:table-cell office:value-type="float" office:value="585937500" calcext:value-type="float">
            <text:p>585937500</text:p>
          </table:table-cell>
          <table:table-cell office:value-type="float" office:value="64453125000" calcext:value-type="float">
            <text:p>64453125000</text:p>
          </table:table-cell>
          <table:table-cell office:value-type="float" office:value="585937500" calcext:value-type="float">
            <text:p>585937500</text:p>
          </table:table-cell>
          <table:table-cell table:formula="of:=[.G11]-[.K11]" office:value-type="float" office:value="0" calcext:value-type="float">
            <text:p>0</text:p>
          </table:table-cell>
          <table:table-cell table:formula="of:=[.H11]-[.L11]" office:value-type="float" office:value="0" calcext:value-type="float">
            <text:p>0</text:p>
          </table:table-cell>
          <table:table-cell table:formula="of:=([.M11]/[.G11])*100" office:value-type="float" office:value="0" calcext:value-type="float">
            <text:p>0</text:p>
          </table:table-cell>
          <table:table-cell table:formula="of:=100*([.N11]/[.H11])" office:value-type="float" office:value="0" calcext:value-type="float">
            <text:p>0</text:p>
          </table:table-cell>
          <table:table-cell/>
          <table:table-cell table:formula="of:=[.O11]-[.P11]" office:value-type="float" office:value="0" calcext:value-type="float">
            <text:p>0</text:p>
          </table:table-cell>
          <table:table-cell table:formula="of:=[.H11]-[.J11]" office:value-type="float" office:value="0" calcext:value-type="float">
            <text:p>0</text:p>
          </table:table-cell>
          <table:table-cell table:formula="of:=([.I11] - ([.J11]*14))-[.G11]" office:value-type="float" office:value="0" calcext:value-type="float">
            <text:p>0</text:p>
          </table:table-cell>
        </table:table-row>
        <table:table-row table:style-name="ro1" table:number-rows-repeated="6">
          <table:table-cell table:number-columns-repeated="20"/>
        </table:table-row>
        <table:table-row table:style-name="ro1">
          <table:table-cell table:number-columns-repeated="11"/>
          <table:table-cell office:value-type="string" calcext:value-type="string">
            <text:p>size</text:p>
          </table:table-cell>
          <table:table-cell table:number-columns-repeated="8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office:value-type="string" calcext:value-type="string">
            <text:p>NETMAP</text:p>
          </table:table-cell>
          <table:table-cell table:number-columns-repeated="19"/>
        </table:table-row>
        <table:table-row table:style-name="ro1">
          <table:table-cell table:style-name="ce1" office:value-type="string" calcext:value-type="string">
            <text:p>Rate (%)</text:p>
          </table:table-cell>
          <table:table-cell office:value-type="string" calcext:value-type="string">
            <text:p>Speed (Mbits/s)</text:p>
          </table:table-cell>
          <table:table-cell office:value-type="string" calcext:value-type="string">
            <text:p>Speed (Gbit/s)</text:p>
          </table:table-cell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Time (s)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Expected Bytes</text:p>
          </table:table-cell>
          <table:table-cell office:value-type="string" calcext:value-type="string">
            <text:p>Expected Pkts</text:p>
          </table:table-cell>
          <table:table-cell table:style-name="ce1" office:value-type="string" calcext:value-type="string">
            <text:p>Output Bytes</text:p>
          </table:table-cell>
          <table:table-cell table:style-name="ce1" office:value-type="string" calcext:value-type="string">
            <text:p>Output Pkts</text:p>
          </table:table-cell>
          <table:table-cell table:style-name="ce1" office:value-type="string" calcext:value-type="string">
            <text:p>Recieved Bytes</text:p>
          </table:table-cell>
          <table:table-cell table:style-name="ce1" office:value-type="string" calcext:value-type="string">
            <text:p>Recieved Pkts</text:p>
          </table:table-cell>
          <table:table-cell office:value-type="string" calcext:value-type="string">
            <text:p>Byte Diff</text:p>
          </table:table-cell>
          <table:table-cell office:value-type="string" calcext:value-type="string">
            <text:p>Pkt Diff</text:p>
          </table:table-cell>
          <table:table-cell office:value-type="string" calcext:value-type="string">
            <text:p>byte loss %</text:p>
          </table:table-cell>
          <table:table-cell office:value-type="string" calcext:value-type="string">
            <text:p>pkt loss %</text:p>
          </table:table-cell>
          <table:table-cell/>
          <table:table-cell office:value-type="string" calcext:value-type="string">
            <text:p>Percent-same</text:p>
          </table:table-cell>
          <table:table-cell table:number-columns-repeated="2" office:value-type="string" calcext:value-type="string">
            <text:p>pktgen error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6]*100" office:value-type="float" office:value="100" calcext:value-type="float">
            <text:p>100</text:p>
          </table:table-cell>
          <table:table-cell table:formula="of:=[.B26]/1000" office:value-type="float" office:value="0.1" calcext:value-type="float">
            <text:p>0.1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table:formula="of:=CEILING(([.C26]*(10^9)*[.E26]/8)/[.D26])" office:value-type="float" office:value="1953125" calcext:value-type="float">
            <text:p>1953125</text:p>
          </table:table-cell>
          <table:table-cell table:formula="of:=(MIN(MAX([.D26];64); 1518)- 18) *[.F26]" office:value-type="float" office:value="89843750" calcext:value-type="float">
            <text:p>89843750</text:p>
          </table:table-cell>
          <table:table-cell table:formula="of:=[.F26]" office:value-type="float" office:value="1953125" calcext:value-type="float">
            <text:p>1953125</text:p>
          </table:table-cell>
          <table:table-cell office:value-type="float" office:value="117187500" calcext:value-type="float">
            <text:p>117187500</text:p>
          </table:table-cell>
          <table:table-cell office:value-type="float" office:value="1953125" calcext:value-type="float">
            <text:p>1953125</text:p>
          </table:table-cell>
          <table:table-cell office:value-type="float" office:value="89843750" calcext:value-type="float">
            <text:p>89843750</text:p>
          </table:table-cell>
          <table:table-cell office:value-type="float" office:value="1953125" calcext:value-type="float">
            <text:p>1953125</text:p>
          </table:table-cell>
          <table:table-cell table:formula="of:=[.G26]-[.K26]" office:value-type="float" office:value="0" calcext:value-type="float">
            <text:p>0</text:p>
          </table:table-cell>
          <table:table-cell table:formula="of:=[.H26]-[.L26]" office:value-type="float" office:value="0" calcext:value-type="float">
            <text:p>0</text:p>
          </table:table-cell>
          <table:table-cell table:formula="of:=([.M26]/[.G26])*100" office:value-type="float" office:value="0" calcext:value-type="float">
            <text:p>0</text:p>
          </table:table-cell>
          <table:table-cell table:formula="of:=100*([.N26]/[.H26])" office:value-type="float" office:value="0" calcext:value-type="float">
            <text:p>0</text:p>
          </table:table-cell>
          <table:table-cell/>
          <table:table-cell table:formula="of:=[.O26]-[.P26]" office:value-type="float" office:value="0" calcext:value-type="float">
            <text:p>0</text:p>
          </table:table-cell>
          <table:table-cell table:formula="of:=[.H26]-[.J26]" office:value-type="float" office:value="0" calcext:value-type="float">
            <text:p>0</text:p>
          </table:table-cell>
          <table:table-cell table:formula="of:=([.I26] - ([.J26]*14))-[.G2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7]*100" office:value-type="float" office:value="100" calcext:value-type="float">
            <text:p>100</text:p>
          </table:table-cell>
          <table:table-cell table:formula="of:=[.B27]/1000" office:value-type="float" office:value="0.1" calcext:value-type="float">
            <text:p>0.1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table:formula="of:=CEILING(([.C27]*(10^9)*[.E27]/8)/[.D27])" office:value-type="float" office:value="976563" calcext:value-type="float">
            <text:p>976563</text:p>
          </table:table-cell>
          <table:table-cell table:formula="of:=(MIN(MAX([.D27];64); 1518)- 18) *[.F27]" office:value-type="float" office:value="107421930" calcext:value-type="float">
            <text:p>107421930</text:p>
          </table:table-cell>
          <table:table-cell table:formula="of:=[.F27]" office:value-type="float" office:value="976563" calcext:value-type="float">
            <text:p>976563</text:p>
          </table:table-cell>
          <table:table-cell office:value-type="string" calcext:value-type="string">
            <text:p>#</text:p>
          </table:table-cell>
          <table:table-cell office:value-type="float" office:value="976563" calcext:value-type="float">
            <text:p>976563</text:p>
          </table:table-cell>
          <table:table-cell office:value-type="float" office:value="107421930" calcext:value-type="float">
            <text:p>107421930</text:p>
          </table:table-cell>
          <table:table-cell office:value-type="float" office:value="976563" calcext:value-type="float">
            <text:p>976563</text:p>
          </table:table-cell>
          <table:table-cell table:formula="of:=[.G27]-[.K27]" office:value-type="float" office:value="0" calcext:value-type="float">
            <text:p>0</text:p>
          </table:table-cell>
          <table:table-cell table:formula="of:=[.H27]-[.L27]" office:value-type="float" office:value="0" calcext:value-type="float">
            <text:p>0</text:p>
          </table:table-cell>
          <table:table-cell table:formula="of:=([.M27]/[.G27])*100" office:value-type="float" office:value="0" calcext:value-type="float">
            <text:p>0</text:p>
          </table:table-cell>
          <table:table-cell table:formula="of:=100*([.N27]/[.H27])" office:value-type="float" office:value="0" calcext:value-type="float">
            <text:p>0</text:p>
          </table:table-cell>
          <table:table-cell/>
          <table:table-cell table:formula="of:=[.O27]-[.P27]" office:value-type="float" office:value="0" calcext:value-type="float">
            <text:p>0</text:p>
          </table:table-cell>
          <table:table-cell table:formula="of:=[.H27]-[.J27]" office:value-type="float" office:value="0" calcext:value-type="float">
            <text:p>0</text:p>
          </table:table-cell>
          <table:table-cell table:formula="of:=([.I27] - ([.J27]*14))-[.G27]" office:value-type="string" office:string-value="" calcext:value-type="error">
            <text:p>#VALUE!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8]*100" office:value-type="float" office:value="100" calcext:value-type="float">
            <text:p>100</text:p>
          </table:table-cell>
          <table:table-cell table:formula="of:=[.B28]/1000" office:value-type="float" office:value="0.1" calcext:value-type="float">
            <text:p>0.1</text:p>
          </table:table-cell>
          <table:table-cell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table:formula="of:=CEILING(([.C28]*(10^9)*[.E28]/8)/[.D28])" office:value-type="float" office:value="488282" calcext:value-type="float">
            <text:p>488282</text:p>
          </table:table-cell>
          <table:table-cell table:formula="of:=(MIN(MAX([.D28];64); 1518)- 18) *[.F28]" office:value-type="float" office:value="116211116" calcext:value-type="float">
            <text:p>116211116</text:p>
          </table:table-cell>
          <table:table-cell table:formula="of:=[.F28]" office:value-type="float" office:value="488282" calcext:value-type="float">
            <text:p>488282</text:p>
          </table:table-cell>
          <table:table-cell office:value-type="string" calcext:value-type="string">
            <text:p>#</text:p>
          </table:table-cell>
          <table:table-cell office:value-type="float" office:value="488282" calcext:value-type="float">
            <text:p>488282</text:p>
          </table:table-cell>
          <table:table-cell office:value-type="float" office:value="116211116" calcext:value-type="float">
            <text:p>116211116</text:p>
          </table:table-cell>
          <table:table-cell office:value-type="float" office:value="488282" calcext:value-type="float">
            <text:p>488282</text:p>
          </table:table-cell>
          <table:table-cell table:formula="of:=[.G28]-[.K28]" office:value-type="float" office:value="0" calcext:value-type="float">
            <text:p>0</text:p>
          </table:table-cell>
          <table:table-cell table:formula="of:=[.H28]-[.L28]" office:value-type="float" office:value="0" calcext:value-type="float">
            <text:p>0</text:p>
          </table:table-cell>
          <table:table-cell table:formula="of:=([.M28]/[.G28])*100" office:value-type="float" office:value="0" calcext:value-type="float">
            <text:p>0</text:p>
          </table:table-cell>
          <table:table-cell table:formula="of:=100*([.N28]/[.H28])" office:value-type="float" office:value="0" calcext:value-type="float">
            <text:p>0</text:p>
          </table:table-cell>
          <table:table-cell/>
          <table:table-cell table:formula="of:=[.O28]-[.P28]" office:value-type="float" office:value="0" calcext:value-type="float">
            <text:p>0</text:p>
          </table:table-cell>
          <table:table-cell table:formula="of:=[.H28]-[.J28]" office:value-type="float" office:value="0" calcext:value-type="float">
            <text:p>0</text:p>
          </table:table-cell>
          <table:table-cell table:formula="of:=([.I28] - ([.J28]*14))-[.G28]" office:value-type="string" office:string-value="" calcext:value-type="error">
            <text:p>#VALUE!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9]*100" office:value-type="float" office:value="100" calcext:value-type="float">
            <text:p>100</text:p>
          </table:table-cell>
          <table:table-cell table:formula="of:=[.B29]/1000" office:value-type="float" office:value="0.1" calcext:value-type="float">
            <text:p>0.1</text:p>
          </table:table-cell>
          <table:table-cell office:value-type="float" office:value="512" calcext:value-type="float">
            <text:p>512</text:p>
          </table:table-cell>
          <table:table-cell office:value-type="float" office:value="10" calcext:value-type="float">
            <text:p>10</text:p>
          </table:table-cell>
          <table:table-cell table:formula="of:=CEILING(([.C29]*(10^9)*[.E29]/8)/[.D29])" office:value-type="float" office:value="244141" calcext:value-type="float">
            <text:p>244141</text:p>
          </table:table-cell>
          <table:table-cell table:formula="of:=(MIN(MAX([.D29];64); 1518)- 18) *[.F29]" office:value-type="float" office:value="120605654" calcext:value-type="float">
            <text:p>120605654</text:p>
          </table:table-cell>
          <table:table-cell table:formula="of:=[.F29]" office:value-type="float" office:value="244141" calcext:value-type="float">
            <text:p>244141</text:p>
          </table:table-cell>
          <table:table-cell office:value-type="string" calcext:value-type="string">
            <text:p>#</text:p>
          </table:table-cell>
          <table:table-cell office:value-type="float" office:value="244141" calcext:value-type="float">
            <text:p>244141</text:p>
          </table:table-cell>
          <table:table-cell office:value-type="float" office:value="120605654" calcext:value-type="float">
            <text:p>120605654</text:p>
          </table:table-cell>
          <table:table-cell office:value-type="float" office:value="244141" calcext:value-type="float">
            <text:p>244141</text:p>
          </table:table-cell>
          <table:table-cell table:formula="of:=[.G29]-[.K29]" office:value-type="float" office:value="0" calcext:value-type="float">
            <text:p>0</text:p>
          </table:table-cell>
          <table:table-cell table:formula="of:=[.H29]-[.L29]" office:value-type="float" office:value="0" calcext:value-type="float">
            <text:p>0</text:p>
          </table:table-cell>
          <table:table-cell table:formula="of:=([.M29]/[.G29])*100" office:value-type="float" office:value="0" calcext:value-type="float">
            <text:p>0</text:p>
          </table:table-cell>
          <table:table-cell table:formula="of:=100*([.N29]/[.H29])" office:value-type="float" office:value="0" calcext:value-type="float">
            <text:p>0</text:p>
          </table:table-cell>
          <table:table-cell/>
          <table:table-cell table:formula="of:=[.O29]-[.P29]" office:value-type="float" office:value="0" calcext:value-type="float">
            <text:p>0</text:p>
          </table:table-cell>
          <table:table-cell table:formula="of:=[.H29]-[.J29]" office:value-type="float" office:value="0" calcext:value-type="float">
            <text:p>0</text:p>
          </table:table-cell>
          <table:table-cell table:formula="of:=([.I29] - ([.J29]*14))-[.G29]" office:value-type="string" office:string-value="" calcext:value-type="error">
            <text:p>#VALUE!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30]*100" office:value-type="float" office:value="100" calcext:value-type="float">
            <text:p>100</text:p>
          </table:table-cell>
          <table:table-cell table:formula="of:=[.B30]/1000" office:value-type="float" office:value="0.1" calcext:value-type="float">
            <text:p>0.1</text:p>
          </table:table-cell>
          <table:table-cell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table:formula="of:=CEILING(([.C30]*(10^9)*[.E30]/8)/[.D30])" office:value-type="float" office:value="122071" calcext:value-type="float">
            <text:p>122071</text:p>
          </table:table-cell>
          <table:table-cell table:formula="of:=(MIN(MAX([.D30];64); 1518)- 18) *[.F30]" office:value-type="float" office:value="122803426" calcext:value-type="float">
            <text:p>122803426</text:p>
          </table:table-cell>
          <table:table-cell table:formula="of:=[.F30]" office:value-type="float" office:value="122071" calcext:value-type="float">
            <text:p>122071</text:p>
          </table:table-cell>
          <table:table-cell office:value-type="float" office:value="124512420" calcext:value-type="float">
            <text:p>124512420</text:p>
          </table:table-cell>
          <table:table-cell office:value-type="float" office:value="122071" calcext:value-type="float">
            <text:p>122071</text:p>
          </table:table-cell>
          <table:table-cell office:value-type="float" office:value="122803426" calcext:value-type="float">
            <text:p>122803426</text:p>
          </table:table-cell>
          <table:table-cell office:value-type="float" office:value="122071" calcext:value-type="float">
            <text:p>122071</text:p>
          </table:table-cell>
          <table:table-cell table:formula="of:=[.G30]-[.K30]" office:value-type="float" office:value="0" calcext:value-type="float">
            <text:p>0</text:p>
          </table:table-cell>
          <table:table-cell table:formula="of:=[.H30]-[.L30]" office:value-type="float" office:value="0" calcext:value-type="float">
            <text:p>0</text:p>
          </table:table-cell>
          <table:table-cell table:formula="of:=([.M30]/[.G30])*100" office:value-type="float" office:value="0" calcext:value-type="float">
            <text:p>0</text:p>
          </table:table-cell>
          <table:table-cell table:formula="of:=100*([.N30]/[.H30])" office:value-type="float" office:value="0" calcext:value-type="float">
            <text:p>0</text:p>
          </table:table-cell>
          <table:table-cell/>
          <table:table-cell table:formula="of:=[.O30]-[.P30]" office:value-type="float" office:value="0" calcext:value-type="float">
            <text:p>0</text:p>
          </table:table-cell>
          <table:table-cell table:formula="of:=[.H30]-[.J30]" office:value-type="float" office:value="0" calcext:value-type="float">
            <text:p>0</text:p>
          </table:table-cell>
          <table:table-cell table:formula="of:=([.I30] - ([.J30]*14))-[.G3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31]*100" office:value-type="float" office:value="100" calcext:value-type="float">
            <text:p>100</text:p>
          </table:table-cell>
          <table:table-cell table:formula="of:=[.B31]/1000" office:value-type="float" office:value="0.1" calcext:value-type="float">
            <text:p>0.1</text:p>
          </table:table-cell>
          <table:table-cell office:value-type="float" office:value="2048" calcext:value-type="float">
            <text:p>2048</text:p>
          </table:table-cell>
          <table:table-cell office:value-type="float" office:value="10" calcext:value-type="float">
            <text:p>10</text:p>
          </table:table-cell>
          <table:table-cell table:formula="of:=CEILING(([.C31]*(10^9)*[.E31]/8)/[.D31])" office:value-type="float" office:value="61036" calcext:value-type="float">
            <text:p>61036</text:p>
          </table:table-cell>
          <table:table-cell table:formula="of:=(MIN(MAX([.D31];64); 1518)- 18) *[.F31]" office:value-type="float" office:value="91554000" calcext:value-type="float">
            <text:p>91554000</text:p>
          </table:table-cell>
          <table:table-cell table:formula="of:=[.F31]" office:value-type="float" office:value="61036" calcext:value-type="float">
            <text:p>61036</text:p>
          </table:table-cell>
          <table:table-cell office:value-type="string" calcext:value-type="string">
            <text:p>#</text:p>
          </table:table-cell>
          <table:table-cell office:value-type="float" office:value="61036" calcext:value-type="float">
            <text:p>61036</text:p>
          </table:table-cell>
          <table:table-cell office:value-type="float" office:value="91554000" calcext:value-type="float">
            <text:p>91554000</text:p>
          </table:table-cell>
          <table:table-cell office:value-type="float" office:value="61036" calcext:value-type="float">
            <text:p>61036</text:p>
          </table:table-cell>
          <table:table-cell table:formula="of:=[.G31]-[.K31]" office:value-type="float" office:value="0" calcext:value-type="float">
            <text:p>0</text:p>
          </table:table-cell>
          <table:table-cell table:formula="of:=[.H31]-[.L31]" office:value-type="float" office:value="0" calcext:value-type="float">
            <text:p>0</text:p>
          </table:table-cell>
          <table:table-cell table:formula="of:=([.M31]/[.G31])*100" office:value-type="float" office:value="0" calcext:value-type="float">
            <text:p>0</text:p>
          </table:table-cell>
          <table:table-cell table:formula="of:=100*([.N31]/[.H31])" office:value-type="float" office:value="0" calcext:value-type="float">
            <text:p>0</text:p>
          </table:table-cell>
          <table:table-cell/>
          <table:table-cell table:formula="of:=[.O31]-[.P31]" office:value-type="float" office:value="0" calcext:value-type="float">
            <text:p>0</text:p>
          </table:table-cell>
          <table:table-cell table:formula="of:=[.H31]-[.J31]" office:value-type="float" office:value="0" calcext:value-type="float">
            <text:p>0</text:p>
          </table:table-cell>
          <table:table-cell table:formula="of:=([.I31] - ([.J31]*14))-[.G31]" office:value-type="string" office:string-value="" calcext:value-type="error">
            <text:p>#VALUE!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32]*100" office:value-type="float" office:value="1000" calcext:value-type="float">
            <text:p>1000</text:p>
          </table:table-cell>
          <table:table-cell table:formula="of:=[.B32]/1000"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table:formula="of:=CEILING(([.C32]*(10^9)*[.E32]/8)/[.D32])" office:value-type="float" office:value="19531250" calcext:value-type="float">
            <text:p>19531250</text:p>
          </table:table-cell>
          <table:table-cell table:formula="of:=(MIN(MAX([.D32];64); 1518)- 18) *[.F32]" office:value-type="float" office:value="898437500" calcext:value-type="float">
            <text:p>898437500</text:p>
          </table:table-cell>
          <table:table-cell table:formula="of:=[.F32]" office:value-type="float" office:value="19531250" calcext:value-type="float">
            <text:p>19531250</text:p>
          </table:table-cell>
          <table:table-cell office:value-type="float" office:value="1171875000" calcext:value-type="float">
            <text:p>1171875000</text:p>
          </table:table-cell>
          <table:table-cell office:value-type="float" office:value="19531250" calcext:value-type="float">
            <text:p>19531250</text:p>
          </table:table-cell>
          <table:table-cell office:value-type="float" office:value="898209478" calcext:value-type="float">
            <text:p>898209478</text:p>
          </table:table-cell>
          <table:table-cell office:value-type="float" office:value="19526293" calcext:value-type="float">
            <text:p>19526293</text:p>
          </table:table-cell>
          <table:table-cell table:formula="of:=[.G32]-[.K32]" office:value-type="float" office:value="228022" calcext:value-type="float">
            <text:p>228022</text:p>
          </table:table-cell>
          <table:table-cell table:formula="of:=[.H32]-[.L32]" office:value-type="float" office:value="4957" calcext:value-type="float">
            <text:p>4957</text:p>
          </table:table-cell>
          <table:table-cell table:formula="of:=([.M32]/[.G32])*100" office:value-type="float" office:value="0.02537984" calcext:value-type="float">
            <text:p>0.02537984</text:p>
          </table:table-cell>
          <table:table-cell table:formula="of:=100*([.N32]/[.H32])" office:value-type="float" office:value="0.02537984" calcext:value-type="float">
            <text:p>0.02537984</text:p>
          </table:table-cell>
          <table:table-cell/>
          <table:table-cell table:formula="of:=[.O32]-[.P32]" office:value-type="float" office:value="0" calcext:value-type="float">
            <text:p>0</text:p>
          </table:table-cell>
          <table:table-cell table:formula="of:=[.H32]-[.J32]" office:value-type="float" office:value="0" calcext:value-type="float">
            <text:p>0</text:p>
          </table:table-cell>
          <table:table-cell table:formula="of:=([.I32] - ([.J32]*14))-[.G3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33]*100" office:value-type="float" office:value="1000" calcext:value-type="float">
            <text:p>1000</text:p>
          </table:table-cell>
          <table:table-cell table:formula="of:=[.B33]/1000"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table:formula="of:=CEILING(([.C33]*(10^9)*[.E33]/8)/[.D33])" office:value-type="float" office:value="9765625" calcext:value-type="float">
            <text:p>9765625</text:p>
          </table:table-cell>
          <table:table-cell table:formula="of:=(MIN(MAX([.D33];64); 1518)- 18) *[.F33]" office:value-type="float" office:value="1074218750" calcext:value-type="float">
            <text:p>1074218750</text:p>
          </table:table-cell>
          <table:table-cell table:formula="of:=[.F33]" office:value-type="float" office:value="9765625" calcext:value-type="float">
            <text:p>9765625</text:p>
          </table:table-cell>
          <table:table-cell office:value-type="float" office:value="1210937500" calcext:value-type="float">
            <text:p>1210937500</text:p>
          </table:table-cell>
          <table:table-cell office:value-type="float" office:value="9765625" calcext:value-type="float">
            <text:p>9765625</text:p>
          </table:table-cell>
          <table:table-cell office:value-type="float" office:value="1074140870" calcext:value-type="float">
            <text:p>1074140870</text:p>
          </table:table-cell>
          <table:table-cell office:value-type="float" office:value="9764917" calcext:value-type="float">
            <text:p>9764917</text:p>
          </table:table-cell>
          <table:table-cell table:formula="of:=[.G33]-[.K33]" office:value-type="float" office:value="77880" calcext:value-type="float">
            <text:p>77880</text:p>
          </table:table-cell>
          <table:table-cell table:formula="of:=[.H33]-[.L33]" office:value-type="float" office:value="708" calcext:value-type="float">
            <text:p>708</text:p>
          </table:table-cell>
          <table:table-cell table:formula="of:=([.M33]/[.G33])*100" office:value-type="float" office:value="0.00724992" calcext:value-type="float">
            <text:p>0.00724992</text:p>
          </table:table-cell>
          <table:table-cell table:formula="of:=100*([.N33]/[.H33])" office:value-type="float" office:value="0.00724992" calcext:value-type="float">
            <text:p>0.00724992</text:p>
          </table:table-cell>
          <table:table-cell/>
          <table:table-cell table:formula="of:=[.O33]-[.P33]" office:value-type="float" office:value="0" calcext:value-type="float">
            <text:p>0</text:p>
          </table:table-cell>
          <table:table-cell table:formula="of:=[.H33]-[.J33]" office:value-type="float" office:value="0" calcext:value-type="float">
            <text:p>0</text:p>
          </table:table-cell>
          <table:table-cell table:formula="of:=([.I33] - ([.J33]*14))-[.G3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34]*100" office:value-type="float" office:value="1000" calcext:value-type="float">
            <text:p>1000</text:p>
          </table:table-cell>
          <table:table-cell table:formula="of:=[.B34]/1000"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table:formula="of:=CEILING(([.C34]*(10^9)*[.E34]/8)/[.D34])" office:value-type="float" office:value="4882813" calcext:value-type="float">
            <text:p>4882813</text:p>
          </table:table-cell>
          <table:table-cell table:formula="of:=(MIN(MAX([.D34];64); 1518)- 18) *[.F34]" office:value-type="float" office:value="1162109494" calcext:value-type="float">
            <text:p>1162109494</text:p>
          </table:table-cell>
          <table:table-cell table:formula="of:=[.F34]" office:value-type="float" office:value="4882813" calcext:value-type="float">
            <text:p>4882813</text:p>
          </table:table-cell>
          <table:table-cell office:value-type="float" office:value="1230468876" calcext:value-type="float">
            <text:p>1230468876</text:p>
          </table:table-cell>
          <table:table-cell office:value-type="float" office:value="4882813" calcext:value-type="float">
            <text:p>4882813</text:p>
          </table:table-cell>
          <table:table-cell office:value-type="float" office:value="1162109494" calcext:value-type="float">
            <text:p>1162109494</text:p>
          </table:table-cell>
          <table:table-cell office:value-type="float" office:value="4882813" calcext:value-type="float">
            <text:p>4882813</text:p>
          </table:table-cell>
          <table:table-cell table:formula="of:=[.G34]-[.K34]" office:value-type="float" office:value="0" calcext:value-type="float">
            <text:p>0</text:p>
          </table:table-cell>
          <table:table-cell table:formula="of:=[.H34]-[.L34]" office:value-type="float" office:value="0" calcext:value-type="float">
            <text:p>0</text:p>
          </table:table-cell>
          <table:table-cell table:formula="of:=([.M34]/[.G34])*100" office:value-type="float" office:value="0" calcext:value-type="float">
            <text:p>0</text:p>
          </table:table-cell>
          <table:table-cell table:formula="of:=100*([.N34]/[.H34])" office:value-type="float" office:value="0" calcext:value-type="float">
            <text:p>0</text:p>
          </table:table-cell>
          <table:table-cell/>
          <table:table-cell table:formula="of:=[.O34]-[.P34]" office:value-type="float" office:value="0" calcext:value-type="float">
            <text:p>0</text:p>
          </table:table-cell>
          <table:table-cell table:formula="of:=[.H34]-[.J34]" office:value-type="float" office:value="0" calcext:value-type="float">
            <text:p>0</text:p>
          </table:table-cell>
          <table:table-cell table:formula="of:=([.I34] - ([.J34]*14))-[.G3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35]*100" office:value-type="float" office:value="1000" calcext:value-type="float">
            <text:p>1000</text:p>
          </table:table-cell>
          <table:table-cell table:formula="of:=[.B35]/1000" office:value-type="float" office:value="1" calcext:value-type="float">
            <text:p>1</text:p>
          </table:table-cell>
          <table:table-cell office:value-type="float" office:value="512" calcext:value-type="float">
            <text:p>512</text:p>
          </table:table-cell>
          <table:table-cell office:value-type="float" office:value="10" calcext:value-type="float">
            <text:p>10</text:p>
          </table:table-cell>
          <table:table-cell table:formula="of:=CEILING(([.C35]*(10^9)*[.E35]/8)/[.D35])" office:value-type="float" office:value="2441407" calcext:value-type="float">
            <text:p>2441407</text:p>
          </table:table-cell>
          <table:table-cell table:formula="of:=(MIN(MAX([.D35];64); 1518)- 18) *[.F35]" office:value-type="float" office:value="1206055058" calcext:value-type="float">
            <text:p>1206055058</text:p>
          </table:table-cell>
          <table:table-cell table:formula="of:=[.F35]" office:value-type="float" office:value="2441407" calcext:value-type="float">
            <text:p>2441407</text:p>
          </table:table-cell>
          <table:table-cell office:value-type="string" calcext:value-type="string">
            <text:p>#</text:p>
          </table:table-cell>
          <table:table-cell office:value-type="float" office:value="2441407" calcext:value-type="float">
            <text:p>2441407</text:p>
          </table:table-cell>
          <table:table-cell office:value-type="float" office:value="1206055058" calcext:value-type="float">
            <text:p>1206055058</text:p>
          </table:table-cell>
          <table:table-cell office:value-type="float" office:value="2441407" calcext:value-type="float">
            <text:p>2441407</text:p>
          </table:table-cell>
          <table:table-cell table:formula="of:=[.G35]-[.K35]" office:value-type="float" office:value="0" calcext:value-type="float">
            <text:p>0</text:p>
          </table:table-cell>
          <table:table-cell table:formula="of:=[.H35]-[.L35]" office:value-type="float" office:value="0" calcext:value-type="float">
            <text:p>0</text:p>
          </table:table-cell>
          <table:table-cell table:formula="of:=([.M35]/[.G35])*100" office:value-type="float" office:value="0" calcext:value-type="float">
            <text:p>0</text:p>
          </table:table-cell>
          <table:table-cell table:formula="of:=100*([.N35]/[.H35])" office:value-type="float" office:value="0" calcext:value-type="float">
            <text:p>0</text:p>
          </table:table-cell>
          <table:table-cell/>
          <table:table-cell table:formula="of:=[.O35]-[.P35]" office:value-type="float" office:value="0" calcext:value-type="float">
            <text:p>0</text:p>
          </table:table-cell>
          <table:table-cell table:formula="of:=[.H35]-[.J35]" office:value-type="float" office:value="0" calcext:value-type="float">
            <text:p>0</text:p>
          </table:table-cell>
          <table:table-cell table:formula="of:=([.I35] - ([.J35]*14))-[.G35]" office:value-type="string" office:string-value="" calcext:value-type="error">
            <text:p>#VALUE!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36]*100" office:value-type="float" office:value="1000" calcext:value-type="float">
            <text:p>1000</text:p>
          </table:table-cell>
          <table:table-cell table:formula="of:=[.B36]/1000"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table:formula="of:=CEILING(([.C36]*(10^9)*[.E36]/8)/[.D36])" office:value-type="float" office:value="1220704" calcext:value-type="float">
            <text:p>1220704</text:p>
          </table:table-cell>
          <table:table-cell table:formula="of:=(MIN(MAX([.D36];64); 1518)- 18) *[.F36]" office:value-type="float" office:value="1228028224" calcext:value-type="float">
            <text:p>1228028224</text:p>
          </table:table-cell>
          <table:table-cell table:formula="of:=[.F36]" office:value-type="float" office:value="1220704" calcext:value-type="float">
            <text:p>1220704</text:p>
          </table:table-cell>
          <table:table-cell office:value-type="string" calcext:value-type="string">
            <text:p>#</text:p>
          </table:table-cell>
          <table:table-cell office:value-type="float" office:value="1220704" calcext:value-type="float">
            <text:p>1220704</text:p>
          </table:table-cell>
          <table:table-cell office:value-type="float" office:value="1228028224" calcext:value-type="float">
            <text:p>1228028224</text:p>
          </table:table-cell>
          <table:table-cell office:value-type="float" office:value="1220704" calcext:value-type="float">
            <text:p>1220704</text:p>
          </table:table-cell>
          <table:table-cell table:formula="of:=[.G36]-[.K36]" office:value-type="float" office:value="0" calcext:value-type="float">
            <text:p>0</text:p>
          </table:table-cell>
          <table:table-cell table:formula="of:=[.H36]-[.L36]" office:value-type="float" office:value="0" calcext:value-type="float">
            <text:p>0</text:p>
          </table:table-cell>
          <table:table-cell table:formula="of:=([.M36]/[.G36])*100" office:value-type="float" office:value="0" calcext:value-type="float">
            <text:p>0</text:p>
          </table:table-cell>
          <table:table-cell table:formula="of:=100*([.N36]/[.H36])" office:value-type="float" office:value="0" calcext:value-type="float">
            <text:p>0</text:p>
          </table:table-cell>
          <table:table-cell/>
          <table:table-cell table:formula="of:=[.O36]-[.P36]" office:value-type="float" office:value="0" calcext:value-type="float">
            <text:p>0</text:p>
          </table:table-cell>
          <table:table-cell table:formula="of:=[.H36]-[.J36]" office:value-type="float" office:value="0" calcext:value-type="float">
            <text:p>0</text:p>
          </table:table-cell>
          <table:table-cell table:formula="of:=([.I36] - ([.J36]*14))-[.G36]" office:value-type="string" office:string-value="" calcext:value-type="error">
            <text:p>#VALUE!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37]*100" office:value-type="float" office:value="1000" calcext:value-type="float">
            <text:p>1000</text:p>
          </table:table-cell>
          <table:table-cell table:formula="of:=[.B37]/1000" office:value-type="float" office:value="1" calcext:value-type="float">
            <text:p>1</text:p>
          </table:table-cell>
          <table:table-cell office:value-type="float" office:value="2048" calcext:value-type="float">
            <text:p>2048</text:p>
          </table:table-cell>
          <table:table-cell office:value-type="float" office:value="10" calcext:value-type="float">
            <text:p>10</text:p>
          </table:table-cell>
          <table:table-cell table:formula="of:=CEILING(([.C37]*(10^9)*[.E37]/8)/[.D37])" office:value-type="float" office:value="610352" calcext:value-type="float">
            <text:p>610352</text:p>
          </table:table-cell>
          <table:table-cell table:formula="of:=(MIN(MAX([.D37];64); 1518)- 18) *[.F37]" office:value-type="float" office:value="915528000" calcext:value-type="float">
            <text:p>915528000</text:p>
          </table:table-cell>
          <table:table-cell table:formula="of:=[.F37]" office:value-type="float" office:value="610352" calcext:value-type="float">
            <text:p>610352</text:p>
          </table:table-cell>
          <table:table-cell office:value-type="string" calcext:value-type="string">
            <text:p>#</text:p>
          </table:table-cell>
          <table:table-cell office:value-type="float" office:value="610352" calcext:value-type="float">
            <text:p>610352</text:p>
          </table:table-cell>
          <table:table-cell office:value-type="float" office:value="915528000" calcext:value-type="float">
            <text:p>915528000</text:p>
          </table:table-cell>
          <table:table-cell office:value-type="float" office:value="610352" calcext:value-type="float">
            <text:p>610352</text:p>
          </table:table-cell>
          <table:table-cell table:formula="of:=[.G37]-[.K37]" office:value-type="float" office:value="0" calcext:value-type="float">
            <text:p>0</text:p>
          </table:table-cell>
          <table:table-cell table:formula="of:=[.H37]-[.L37]" office:value-type="float" office:value="0" calcext:value-type="float">
            <text:p>0</text:p>
          </table:table-cell>
          <table:table-cell table:formula="of:=([.M37]/[.G37])*100" office:value-type="float" office:value="0" calcext:value-type="float">
            <text:p>0</text:p>
          </table:table-cell>
          <table:table-cell table:formula="of:=100*([.N37]/[.H37])" office:value-type="float" office:value="0" calcext:value-type="float">
            <text:p>0</text:p>
          </table:table-cell>
          <table:table-cell/>
          <table:table-cell table:formula="of:=[.O37]-[.P37]" office:value-type="float" office:value="0" calcext:value-type="float">
            <text:p>0</text:p>
          </table:table-cell>
          <table:table-cell table:formula="of:=[.H37]-[.J37]" office:value-type="float" office:value="0" calcext:value-type="float">
            <text:p>0</text:p>
          </table:table-cell>
          <table:table-cell table:formula="of:=([.I37] - ([.J37]*14))-[.G37]" office:value-type="string" office:string-value="" calcext:value-type="error">
            <text:p>#VALUE!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38]*100" office:value-type="float" office:value="5000" calcext:value-type="float">
            <text:p>5000</text:p>
          </table:table-cell>
          <table:table-cell table:formula="of:=[.B38]/1000"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table:formula="of:=CEILING(([.C38]*(10^9)*[.E38]/8)/[.D38])" office:value-type="float" office:value="97656250" calcext:value-type="float">
            <text:p>97656250</text:p>
          </table:table-cell>
          <table:table-cell table:formula="of:=(MIN(MAX([.D38];64); 1518)- 18) *[.F38]" office:value-type="float" office:value="4492187500" calcext:value-type="float">
            <text:p>4492187500</text:p>
          </table:table-cell>
          <table:table-cell table:formula="of:=[.F38]" office:value-type="float" office:value="97656250" calcext:value-type="float">
            <text:p>97656250</text:p>
          </table:table-cell>
          <table:table-cell office:value-type="float" office:value="5859375000" calcext:value-type="float">
            <text:p>5859375000</text:p>
          </table:table-cell>
          <table:table-cell office:value-type="float" office:value="97656250" calcext:value-type="float">
            <text:p>97656250</text:p>
          </table:table-cell>
          <table:table-cell office:value-type="float" office:value="4481107802" calcext:value-type="float">
            <text:p>4481107802</text:p>
          </table:table-cell>
          <table:table-cell office:value-type="float" office:value="97415387" calcext:value-type="float">
            <text:p>97415387</text:p>
          </table:table-cell>
          <table:table-cell table:formula="of:=[.G38]-[.K38]" office:value-type="float" office:value="11079698" calcext:value-type="float">
            <text:p>11079698</text:p>
          </table:table-cell>
          <table:table-cell table:formula="of:=[.H38]-[.L38]" office:value-type="float" office:value="240863" calcext:value-type="float">
            <text:p>240863</text:p>
          </table:table-cell>
          <table:table-cell table:formula="of:=([.M38]/[.G38])*100" office:value-type="float" office:value="0.246643712" calcext:value-type="float">
            <text:p>0.246643712</text:p>
          </table:table-cell>
          <table:table-cell table:formula="of:=100*([.N38]/[.H38])" office:value-type="float" office:value="0.246643712" calcext:value-type="float">
            <text:p>0.246643712</text:p>
          </table:table-cell>
          <table:table-cell/>
          <table:table-cell table:formula="of:=[.O38]-[.P38]" office:value-type="float" office:value="0" calcext:value-type="float">
            <text:p>0</text:p>
          </table:table-cell>
          <table:table-cell table:formula="of:=[.H38]-[.J38]" office:value-type="float" office:value="0" calcext:value-type="float">
            <text:p>0</text:p>
          </table:table-cell>
          <table:table-cell table:formula="of:=([.I38] - ([.J38]*14))-[.G3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39]*100" office:value-type="float" office:value="5000" calcext:value-type="float">
            <text:p>5000</text:p>
          </table:table-cell>
          <table:table-cell table:formula="of:=[.B39]/1000"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table:formula="of:=CEILING(([.C39]*(10^9)*[.E39]/8)/[.D39])" office:value-type="float" office:value="48828125" calcext:value-type="float">
            <text:p>48828125</text:p>
          </table:table-cell>
          <table:table-cell table:formula="of:=(MIN(MAX([.D39];64); 1518)- 18) *[.F39]" office:value-type="float" office:value="5371093750" calcext:value-type="float">
            <text:p>5371093750</text:p>
          </table:table-cell>
          <table:table-cell table:formula="of:=[.F39]" office:value-type="float" office:value="48828125" calcext:value-type="float">
            <text:p>48828125</text:p>
          </table:table-cell>
          <table:table-cell office:value-type="float" office:value="6054687500" calcext:value-type="float">
            <text:p>6054687500</text:p>
          </table:table-cell>
          <table:table-cell office:value-type="float" office:value="48828125" calcext:value-type="float">
            <text:p>48828125</text:p>
          </table:table-cell>
          <table:table-cell office:value-type="float" office:value="5370039070" calcext:value-type="float">
            <text:p>5370039070</text:p>
          </table:table-cell>
          <table:table-cell office:value-type="float" office:value="48818537" calcext:value-type="float">
            <text:p>48818537</text:p>
          </table:table-cell>
          <table:table-cell table:formula="of:=[.G39]-[.K39]" office:value-type="float" office:value="1054680" calcext:value-type="float">
            <text:p>1054680</text:p>
          </table:table-cell>
          <table:table-cell table:formula="of:=[.H39]-[.L39]" office:value-type="float" office:value="9588" calcext:value-type="float">
            <text:p>9588</text:p>
          </table:table-cell>
          <table:table-cell table:formula="of:=([.M39]/[.G39])*100" office:value-type="float" office:value="0.019636224" calcext:value-type="float">
            <text:p>0.019636224</text:p>
          </table:table-cell>
          <table:table-cell table:formula="of:=100*([.N39]/[.H39])" office:value-type="float" office:value="0.019636224" calcext:value-type="float">
            <text:p>0.019636224</text:p>
          </table:table-cell>
          <table:table-cell/>
          <table:table-cell table:formula="of:=[.O39]-[.P39]" office:value-type="float" office:value="0" calcext:value-type="float">
            <text:p>0</text:p>
          </table:table-cell>
          <table:table-cell table:formula="of:=[.H39]-[.J39]" office:value-type="float" office:value="0" calcext:value-type="float">
            <text:p>0</text:p>
          </table:table-cell>
          <table:table-cell table:formula="of:=([.I39] - ([.J39]*14))-[.G3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40]*100" office:value-type="float" office:value="5000" calcext:value-type="float">
            <text:p>5000</text:p>
          </table:table-cell>
          <table:table-cell table:formula="of:=[.B40]/1000"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table:formula="of:=CEILING(([.C40]*(10^9)*[.E40]/8)/[.D40])" office:value-type="float" office:value="24414063" calcext:value-type="float">
            <text:p>24414063</text:p>
          </table:table-cell>
          <table:table-cell table:formula="of:=(MIN(MAX([.D40];64); 1518)- 18) *[.F40]" office:value-type="float" office:value="5810546994" calcext:value-type="float">
            <text:p>5810546994</text:p>
          </table:table-cell>
          <table:table-cell table:formula="of:=[.F40]" office:value-type="float" office:value="24414063" calcext:value-type="float">
            <text:p>24414063</text:p>
          </table:table-cell>
          <table:table-cell table:number-columns-repeated="4"/>
          <table:table-cell table:formula="of:=[.G40]-[.K40]" office:value-type="float" office:value="5810546994" calcext:value-type="float">
            <text:p>5810546994</text:p>
          </table:table-cell>
          <table:table-cell table:formula="of:=[.H40]-[.L40]" office:value-type="float" office:value="24414063" calcext:value-type="float">
            <text:p>24414063</text:p>
          </table:table-cell>
          <table:table-cell table:formula="of:=([.M40]/[.G40])*100" office:value-type="float" office:value="100" calcext:value-type="float">
            <text:p>100</text:p>
          </table:table-cell>
          <table:table-cell table:formula="of:=100*([.N40]/[.H40])" office:value-type="float" office:value="100" calcext:value-type="float">
            <text:p>100</text:p>
          </table:table-cell>
          <table:table-cell/>
          <table:table-cell table:formula="of:=[.O40]-[.P40]" office:value-type="float" office:value="0" calcext:value-type="float">
            <text:p>0</text:p>
          </table:table-cell>
          <table:table-cell table:formula="of:=[.H40]-[.J40]" office:value-type="float" office:value="24414063" calcext:value-type="float">
            <text:p>24414063</text:p>
          </table:table-cell>
          <table:table-cell table:formula="of:=([.I40] - ([.J40]*14))-[.G40]" office:value-type="float" office:value="-5810546994" calcext:value-type="float">
            <text:p>-581054699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41]*100" office:value-type="float" office:value="5000" calcext:value-type="float">
            <text:p>5000</text:p>
          </table:table-cell>
          <table:table-cell table:formula="of:=[.B41]/1000" office:value-type="float" office:value="5" calcext:value-type="float">
            <text:p>5</text:p>
          </table:table-cell>
          <table:table-cell office:value-type="float" office:value="512" calcext:value-type="float">
            <text:p>512</text:p>
          </table:table-cell>
          <table:table-cell office:value-type="float" office:value="10" calcext:value-type="float">
            <text:p>10</text:p>
          </table:table-cell>
          <table:table-cell table:formula="of:=CEILING(([.C41]*(10^9)*[.E41]/8)/[.D41])" office:value-type="float" office:value="12207032" calcext:value-type="float">
            <text:p>12207032</text:p>
          </table:table-cell>
          <table:table-cell table:formula="of:=(MIN(MAX([.D41];64); 1518)- 18) *[.F41]" office:value-type="float" office:value="6030273808" calcext:value-type="float">
            <text:p>6030273808</text:p>
          </table:table-cell>
          <table:table-cell table:formula="of:=[.F41]" office:value-type="float" office:value="12207032" calcext:value-type="float">
            <text:p>12207032</text:p>
          </table:table-cell>
          <table:table-cell table:number-columns-repeated="4"/>
          <table:table-cell table:formula="of:=[.G41]-[.K41]" office:value-type="float" office:value="6030273808" calcext:value-type="float">
            <text:p>6030273808</text:p>
          </table:table-cell>
          <table:table-cell table:formula="of:=[.H41]-[.L41]" office:value-type="float" office:value="12207032" calcext:value-type="float">
            <text:p>12207032</text:p>
          </table:table-cell>
          <table:table-cell table:formula="of:=([.M41]/[.G41])*100" office:value-type="float" office:value="100" calcext:value-type="float">
            <text:p>100</text:p>
          </table:table-cell>
          <table:table-cell table:formula="of:=100*([.N41]/[.H41])" office:value-type="float" office:value="100" calcext:value-type="float">
            <text:p>100</text:p>
          </table:table-cell>
          <table:table-cell/>
          <table:table-cell table:formula="of:=[.O41]-[.P41]" office:value-type="float" office:value="0" calcext:value-type="float">
            <text:p>0</text:p>
          </table:table-cell>
          <table:table-cell table:formula="of:=[.H41]-[.J41]" office:value-type="float" office:value="12207032" calcext:value-type="float">
            <text:p>12207032</text:p>
          </table:table-cell>
          <table:table-cell table:formula="of:=([.I41] - ([.J41]*14))-[.G41]" office:value-type="float" office:value="-6030273808" calcext:value-type="float">
            <text:p>-603027380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42]*100" office:value-type="float" office:value="5000" calcext:value-type="float">
            <text:p>5000</text:p>
          </table:table-cell>
          <table:table-cell table:formula="of:=[.B42]/1000"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table:formula="of:=CEILING(([.C42]*(10^9)*[.E42]/8)/[.D42])" office:value-type="float" office:value="6103516" calcext:value-type="float">
            <text:p>6103516</text:p>
          </table:table-cell>
          <table:table-cell table:formula="of:=(MIN(MAX([.D42];64); 1518)- 18) *[.F42]" office:value-type="float" office:value="6140137096" calcext:value-type="float">
            <text:p>6140137096</text:p>
          </table:table-cell>
          <table:table-cell table:formula="of:=[.F42]" office:value-type="float" office:value="6103516" calcext:value-type="float">
            <text:p>6103516</text:p>
          </table:table-cell>
          <table:table-cell table:number-columns-repeated="4"/>
          <table:table-cell table:formula="of:=[.G42]-[.K42]" office:value-type="float" office:value="6140137096" calcext:value-type="float">
            <text:p>6140137096</text:p>
          </table:table-cell>
          <table:table-cell table:formula="of:=[.H42]-[.L42]" office:value-type="float" office:value="6103516" calcext:value-type="float">
            <text:p>6103516</text:p>
          </table:table-cell>
          <table:table-cell table:formula="of:=([.M42]/[.G42])*100" office:value-type="float" office:value="100" calcext:value-type="float">
            <text:p>100</text:p>
          </table:table-cell>
          <table:table-cell table:formula="of:=100*([.N42]/[.H42])" office:value-type="float" office:value="100" calcext:value-type="float">
            <text:p>100</text:p>
          </table:table-cell>
          <table:table-cell/>
          <table:table-cell table:formula="of:=[.O42]-[.P42]" office:value-type="float" office:value="0" calcext:value-type="float">
            <text:p>0</text:p>
          </table:table-cell>
          <table:table-cell table:formula="of:=[.H42]-[.J42]" office:value-type="float" office:value="6103516" calcext:value-type="float">
            <text:p>6103516</text:p>
          </table:table-cell>
          <table:table-cell table:formula="of:=([.I42] - ([.J42]*14))-[.G42]" office:value-type="float" office:value="-6140137096" calcext:value-type="float">
            <text:p>-614013709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43]*100" office:value-type="float" office:value="5000" calcext:value-type="float">
            <text:p>5000</text:p>
          </table:table-cell>
          <table:table-cell table:formula="of:=[.B43]/1000" office:value-type="float" office:value="5" calcext:value-type="float">
            <text:p>5</text:p>
          </table:table-cell>
          <table:table-cell office:value-type="float" office:value="2048" calcext:value-type="float">
            <text:p>2048</text:p>
          </table:table-cell>
          <table:table-cell office:value-type="float" office:value="10" calcext:value-type="float">
            <text:p>10</text:p>
          </table:table-cell>
          <table:table-cell table:formula="of:=CEILING(([.C43]*(10^9)*[.E43]/8)/[.D43])" office:value-type="float" office:value="3051758" calcext:value-type="float">
            <text:p>3051758</text:p>
          </table:table-cell>
          <table:table-cell table:formula="of:=(MIN(MAX([.D43];64); 1518)- 18) *[.F43]" office:value-type="float" office:value="4577637000" calcext:value-type="float">
            <text:p>4577637000</text:p>
          </table:table-cell>
          <table:table-cell table:formula="of:=[.F43]" office:value-type="float" office:value="3051758" calcext:value-type="float">
            <text:p>3051758</text:p>
          </table:table-cell>
          <table:table-cell office:value-type="float" office:value="4620361612" calcext:value-type="float">
            <text:p>4620361612</text:p>
          </table:table-cell>
          <table:table-cell office:value-type="float" office:value="3051758" calcext:value-type="float">
            <text:p>3051758</text:p>
          </table:table-cell>
          <table:table-cell office:value-type="float" office:value="4577637000" calcext:value-type="float">
            <text:p>4577637000</text:p>
          </table:table-cell>
          <table:table-cell office:value-type="float" office:value="3051758" calcext:value-type="float">
            <text:p>3051758</text:p>
          </table:table-cell>
          <table:table-cell table:formula="of:=[.G43]-[.K43]" office:value-type="float" office:value="0" calcext:value-type="float">
            <text:p>0</text:p>
          </table:table-cell>
          <table:table-cell table:formula="of:=[.H43]-[.L43]" office:value-type="float" office:value="0" calcext:value-type="float">
            <text:p>0</text:p>
          </table:table-cell>
          <table:table-cell table:formula="of:=([.M43]/[.G43])*100" office:value-type="float" office:value="0" calcext:value-type="float">
            <text:p>0</text:p>
          </table:table-cell>
          <table:table-cell table:formula="of:=100*([.N43]/[.H43])" office:value-type="float" office:value="0" calcext:value-type="float">
            <text:p>0</text:p>
          </table:table-cell>
          <table:table-cell/>
          <table:table-cell table:formula="of:=[.O43]-[.P43]" office:value-type="float" office:value="0" calcext:value-type="float">
            <text:p>0</text:p>
          </table:table-cell>
          <table:table-cell table:formula="of:=[.H43]-[.J43]" office:value-type="float" office:value="0" calcext:value-type="float">
            <text:p>0</text:p>
          </table:table-cell>
          <table:table-cell table:formula="of:=([.I43] - ([.J43]*14))-[.G4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A44]*100" office:value-type="float" office:value="7500" calcext:value-type="float">
            <text:p>7500</text:p>
          </table:table-cell>
          <table:table-cell table:formula="of:=[.B44]/1000" office:value-type="float" office:value="7.5" calcext:value-type="float">
            <text:p>7.5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table:formula="of:=CEILING(([.C44]*(10^9)*[.E44]/8)/[.D44])" office:value-type="float" office:value="146484375" calcext:value-type="float">
            <text:p>146484375</text:p>
          </table:table-cell>
          <table:table-cell table:formula="of:=(MIN(MAX([.D44];64); 1518)- 18) *[.F44]" office:value-type="float" office:value="6738281250" calcext:value-type="float">
            <text:p>6738281250</text:p>
          </table:table-cell>
          <table:table-cell table:formula="of:=[.F44]" office:value-type="float" office:value="146484375" calcext:value-type="float">
            <text:p>146484375</text:p>
          </table:table-cell>
          <table:table-cell office:value-type="float" office:value="8789062500" calcext:value-type="float">
            <text:p>8789062500</text:p>
          </table:table-cell>
          <table:table-cell office:value-type="float" office:value="146484375" calcext:value-type="float">
            <text:p>146484375</text:p>
          </table:table-cell>
          <table:table-cell office:value-type="float" office:value="6662587974" calcext:value-type="float">
            <text:p>6662587974</text:p>
          </table:table-cell>
          <table:table-cell office:value-type="float" office:value="144838869" calcext:value-type="float">
            <text:p>144838869</text:p>
          </table:table-cell>
          <table:table-cell table:formula="of:=[.G44]-[.K44]" office:value-type="float" office:value="75693276" calcext:value-type="float">
            <text:p>75693276</text:p>
          </table:table-cell>
          <table:table-cell table:formula="of:=[.H44]-[.L44]" office:value-type="float" office:value="1645506" calcext:value-type="float">
            <text:p>1645506</text:p>
          </table:table-cell>
          <table:table-cell table:formula="of:=([.M44]/[.G44])*100" office:value-type="float" office:value="1.123332096" calcext:value-type="float">
            <text:p>1.123332096</text:p>
          </table:table-cell>
          <table:table-cell table:formula="of:=100*([.N44]/[.H44])" office:value-type="float" office:value="1.123332096" calcext:value-type="float">
            <text:p>1.123332096</text:p>
          </table:table-cell>
          <table:table-cell/>
          <table:table-cell table:formula="of:=[.O44]-[.P44]" office:value-type="float" office:value="0" calcext:value-type="float">
            <text:p>0</text:p>
          </table:table-cell>
          <table:table-cell table:formula="of:=[.H44]-[.J44]" office:value-type="float" office:value="0" calcext:value-type="float">
            <text:p>0</text:p>
          </table:table-cell>
          <table:table-cell table:formula="of:=([.I44] - ([.J44]*14))-[.G4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A45]*100" office:value-type="float" office:value="7500" calcext:value-type="float">
            <text:p>7500</text:p>
          </table:table-cell>
          <table:table-cell table:formula="of:=[.B45]/1000" office:value-type="float" office:value="7.5" calcext:value-type="float">
            <text:p>7.5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table:formula="of:=CEILING(([.C45]*(10^9)*[.E45]/8)/[.D45])" office:value-type="float" office:value="73242188" calcext:value-type="float">
            <text:p>73242188</text:p>
          </table:table-cell>
          <table:table-cell table:formula="of:=(MIN(MAX([.D45];64); 1518)- 18) *[.F45]" office:value-type="float" office:value="8056640680" calcext:value-type="float">
            <text:p>8056640680</text:p>
          </table:table-cell>
          <table:table-cell table:formula="of:=[.F45]" office:value-type="float" office:value="73242188" calcext:value-type="float">
            <text:p>73242188</text:p>
          </table:table-cell>
          <table:table-cell office:value-type="float" office:value="9082031312" calcext:value-type="float">
            <text:p>9082031312</text:p>
          </table:table-cell>
          <table:table-cell office:value-type="float" office:value="73242188" calcext:value-type="float">
            <text:p>73242188</text:p>
          </table:table-cell>
          <table:table-cell office:value-type="float" office:value="8053494020" calcext:value-type="float">
            <text:p>8053494020</text:p>
          </table:table-cell>
          <table:table-cell office:value-type="float" office:value="73213582" calcext:value-type="float">
            <text:p>73213582</text:p>
          </table:table-cell>
          <table:table-cell table:formula="of:=[.G45]-[.K45]" office:value-type="float" office:value="3146660" calcext:value-type="float">
            <text:p>3146660</text:p>
          </table:table-cell>
          <table:table-cell table:formula="of:=[.H45]-[.L45]" office:value-type="float" office:value="28606" calcext:value-type="float">
            <text:p>28606</text:p>
          </table:table-cell>
          <table:table-cell table:formula="of:=([.M45]/[.G45])*100" office:value-type="float" office:value="0.0390567250667061" calcext:value-type="float">
            <text:p>0.039056725066706</text:p>
          </table:table-cell>
          <table:table-cell table:formula="of:=100*([.N45]/[.H45])" office:value-type="float" office:value="0.0390567250667061" calcext:value-type="float">
            <text:p>0.039056725066706</text:p>
          </table:table-cell>
          <table:table-cell/>
          <table:table-cell table:formula="of:=[.O45]-[.P45]" office:value-type="float" office:value="0" calcext:value-type="float">
            <text:p>0</text:p>
          </table:table-cell>
          <table:table-cell table:formula="of:=[.H45]-[.J45]" office:value-type="float" office:value="0" calcext:value-type="float">
            <text:p>0</text:p>
          </table:table-cell>
          <table:table-cell table:formula="of:=([.I45] - ([.J45]*14))-[.G4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A46]*100" office:value-type="float" office:value="7500" calcext:value-type="float">
            <text:p>7500</text:p>
          </table:table-cell>
          <table:table-cell table:formula="of:=[.B46]/1000" office:value-type="float" office:value="7.5" calcext:value-type="float">
            <text:p>7.5</text:p>
          </table:table-cell>
          <table:table-cell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table:formula="of:=CEILING(([.C46]*(10^9)*[.E46]/8)/[.D46])" office:value-type="float" office:value="36621094" calcext:value-type="float">
            <text:p>36621094</text:p>
          </table:table-cell>
          <table:table-cell table:formula="of:=(MIN(MAX([.D46];64); 1518)- 18) *[.F46]" office:value-type="float" office:value="8715820372" calcext:value-type="float">
            <text:p>8715820372</text:p>
          </table:table-cell>
          <table:table-cell table:formula="of:=[.F46]" office:value-type="float" office:value="36621094" calcext:value-type="float">
            <text:p>36621094</text:p>
          </table:table-cell>
          <table:table-cell office:value-type="float" office:value="9228515688" calcext:value-type="float">
            <text:p>9228515688</text:p>
          </table:table-cell>
          <table:table-cell office:value-type="float" office:value="36621094" calcext:value-type="float">
            <text:p>36621094</text:p>
          </table:table-cell>
          <table:table-cell office:value-type="float" office:value="8713632676" calcext:value-type="float">
            <text:p>8713632676</text:p>
          </table:table-cell>
          <table:table-cell office:value-type="float" office:value="36611902" calcext:value-type="float">
            <text:p>36611902</text:p>
          </table:table-cell>
          <table:table-cell table:formula="of:=[.G46]-[.K46]" office:value-type="float" office:value="2187696" calcext:value-type="float">
            <text:p>2187696</text:p>
          </table:table-cell>
          <table:table-cell table:formula="of:=[.H46]-[.L46]" office:value-type="float" office:value="9192" calcext:value-type="float">
            <text:p>9192</text:p>
          </table:table-cell>
          <table:table-cell table:formula="of:=([.M46]/[.G46])*100" office:value-type="float" office:value="0.0251002878286487" calcext:value-type="float">
            <text:p>0.025100287828649</text:p>
          </table:table-cell>
          <table:table-cell table:formula="of:=100*([.N46]/[.H46])" office:value-type="float" office:value="0.0251002878286487" calcext:value-type="float">
            <text:p>0.025100287828649</text:p>
          </table:table-cell>
          <table:table-cell/>
          <table:table-cell table:formula="of:=[.O46]-[.P46]" office:value-type="float" office:value="0" calcext:value-type="float">
            <text:p>0</text:p>
          </table:table-cell>
          <table:table-cell table:formula="of:=[.H46]-[.J46]" office:value-type="float" office:value="0" calcext:value-type="float">
            <text:p>0</text:p>
          </table:table-cell>
          <table:table-cell table:formula="of:=([.I46] - ([.J46]*14))-[.G4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A47]*100" office:value-type="float" office:value="7500" calcext:value-type="float">
            <text:p>7500</text:p>
          </table:table-cell>
          <table:table-cell table:formula="of:=[.B47]/1000" office:value-type="float" office:value="7.5" calcext:value-type="float">
            <text:p>7.5</text:p>
          </table:table-cell>
          <table:table-cell office:value-type="float" office:value="512" calcext:value-type="float">
            <text:p>512</text:p>
          </table:table-cell>
          <table:table-cell office:value-type="float" office:value="10" calcext:value-type="float">
            <text:p>10</text:p>
          </table:table-cell>
          <table:table-cell table:formula="of:=CEILING(([.C47]*(10^9)*[.E47]/8)/[.D47])" office:value-type="float" office:value="18310547" calcext:value-type="float">
            <text:p>18310547</text:p>
          </table:table-cell>
          <table:table-cell table:formula="of:=(MIN(MAX([.D47];64); 1518)- 18) *[.F47]" office:value-type="float" office:value="9045410218" calcext:value-type="float">
            <text:p>9045410218</text:p>
          </table:table-cell>
          <table:table-cell table:formula="of:=[.F47]" office:value-type="float" office:value="18310547" calcext:value-type="float">
            <text:p>18310547</text:p>
          </table:table-cell>
          <table:table-cell office:value-type="float" office:value="9301757876" calcext:value-type="float">
            <text:p>9301757876</text:p>
          </table:table-cell>
          <table:table-cell office:value-type="float" office:value="18310547" calcext:value-type="float">
            <text:p>18310547</text:p>
          </table:table-cell>
          <table:table-cell office:value-type="float" office:value="9043932170" calcext:value-type="float">
            <text:p>9043932170</text:p>
          </table:table-cell>
          <table:table-cell office:value-type="float" office:value="18307555" calcext:value-type="float">
            <text:p>18307555</text:p>
          </table:table-cell>
          <table:table-cell table:formula="of:=[.G47]-[.K47]" office:value-type="float" office:value="1478048" calcext:value-type="float">
            <text:p>1478048</text:p>
          </table:table-cell>
          <table:table-cell table:formula="of:=[.H47]-[.L47]" office:value-type="float" office:value="2992" calcext:value-type="float">
            <text:p>2992</text:p>
          </table:table-cell>
          <table:table-cell table:formula="of:=([.M47]/[.G47])*100" office:value-type="float" office:value="0.0163403092217835" calcext:value-type="float">
            <text:p>0.016340309221784</text:p>
          </table:table-cell>
          <table:table-cell table:formula="of:=100*([.N47]/[.H47])" office:value-type="float" office:value="0.0163403092217835" calcext:value-type="float">
            <text:p>0.016340309221784</text:p>
          </table:table-cell>
          <table:table-cell/>
          <table:table-cell table:formula="of:=[.O47]-[.P47]" office:value-type="float" office:value="0" calcext:value-type="float">
            <text:p>0</text:p>
          </table:table-cell>
          <table:table-cell table:formula="of:=[.H47]-[.J47]" office:value-type="float" office:value="0" calcext:value-type="float">
            <text:p>0</text:p>
          </table:table-cell>
          <table:table-cell table:formula="of:=([.I47] - ([.J47]*14))-[.G4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A48]*100" office:value-type="float" office:value="7500" calcext:value-type="float">
            <text:p>7500</text:p>
          </table:table-cell>
          <table:table-cell table:formula="of:=[.B48]/1000" office:value-type="float" office:value="7.5" calcext:value-type="float">
            <text:p>7.5</text:p>
          </table:table-cell>
          <table:table-cell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table:formula="of:=CEILING(([.C48]*(10^9)*[.E48]/8)/[.D48])" office:value-type="float" office:value="9155274" calcext:value-type="float">
            <text:p>9155274</text:p>
          </table:table-cell>
          <table:table-cell table:formula="of:=(MIN(MAX([.D48];64); 1518)- 18) *[.F48]" office:value-type="float" office:value="9210205644" calcext:value-type="float">
            <text:p>9210205644</text:p>
          </table:table-cell>
          <table:table-cell table:formula="of:=[.F48]" office:value-type="float" office:value="9155274" calcext:value-type="float">
            <text:p>9155274</text:p>
          </table:table-cell>
          <table:table-cell office:value-type="float" office:value="9338379480" calcext:value-type="float">
            <text:p>9338379480</text:p>
          </table:table-cell>
          <table:table-cell office:value-type="float" office:value="9155274" calcext:value-type="float">
            <text:p>9155274</text:p>
          </table:table-cell>
          <table:table-cell office:value-type="float" office:value="9209430018" calcext:value-type="float">
            <text:p>9209430018</text:p>
          </table:table-cell>
          <table:table-cell office:value-type="float" office:value="9154503" calcext:value-type="float">
            <text:p>9154503</text:p>
          </table:table-cell>
          <table:table-cell table:formula="of:=[.G48]-[.K48]" office:value-type="float" office:value="775626" calcext:value-type="float">
            <text:p>775626</text:p>
          </table:table-cell>
          <table:table-cell table:formula="of:=[.H48]-[.L48]" office:value-type="float" office:value="771" calcext:value-type="float">
            <text:p>771</text:p>
          </table:table-cell>
          <table:table-cell table:formula="of:=([.M48]/[.G48])*100" office:value-type="float" office:value="0.00842137548259069" calcext:value-type="float">
            <text:p>0.008421375482591</text:p>
          </table:table-cell>
          <table:table-cell table:formula="of:=100*([.N48]/[.H48])" office:value-type="float" office:value="0.00842137548259069" calcext:value-type="float">
            <text:p>0.008421375482591</text:p>
          </table:table-cell>
          <table:table-cell/>
          <table:table-cell table:formula="of:=[.O48]-[.P48]" office:value-type="float" office:value="0" calcext:value-type="float">
            <text:p>0</text:p>
          </table:table-cell>
          <table:table-cell table:formula="of:=[.H48]-[.J48]" office:value-type="float" office:value="0" calcext:value-type="float">
            <text:p>0</text:p>
          </table:table-cell>
          <table:table-cell table:formula="of:=([.I48] - ([.J48]*14))-[.G4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A49]*100" office:value-type="float" office:value="7500" calcext:value-type="float">
            <text:p>7500</text:p>
          </table:table-cell>
          <table:table-cell table:formula="of:=[.B49]/1000" office:value-type="float" office:value="7.5" calcext:value-type="float">
            <text:p>7.5</text:p>
          </table:table-cell>
          <table:table-cell office:value-type="float" office:value="2048" calcext:value-type="float">
            <text:p>2048</text:p>
          </table:table-cell>
          <table:table-cell office:value-type="float" office:value="10" calcext:value-type="float">
            <text:p>10</text:p>
          </table:table-cell>
          <table:table-cell table:formula="of:=CEILING(([.C49]*(10^9)*[.E49]/8)/[.D49])" office:value-type="float" office:value="4577637" calcext:value-type="float">
            <text:p>4577637</text:p>
          </table:table-cell>
          <table:table-cell table:formula="of:=(MIN(MAX([.D49];64); 1518)- 18) *[.F49]" office:value-type="float" office:value="6866455500" calcext:value-type="float">
            <text:p>6866455500</text:p>
          </table:table-cell>
          <table:table-cell table:formula="of:=[.F49]" office:value-type="float" office:value="4577637" calcext:value-type="float">
            <text:p>4577637</text:p>
          </table:table-cell>
          <table:table-cell office:value-type="float" office:value="6930542418" calcext:value-type="float">
            <text:p>6930542418</text:p>
          </table:table-cell>
          <table:table-cell office:value-type="float" office:value="4577637" calcext:value-type="float">
            <text:p>4577637</text:p>
          </table:table-cell>
          <table:table-cell office:value-type="float" office:value="6865780500" calcext:value-type="float">
            <text:p>6865780500</text:p>
          </table:table-cell>
          <table:table-cell office:value-type="float" office:value="4577187" calcext:value-type="float">
            <text:p>4577187</text:p>
          </table:table-cell>
          <table:table-cell table:formula="of:=[.G49]-[.K49]" office:value-type="float" office:value="675000" calcext:value-type="float">
            <text:p>675000</text:p>
          </table:table-cell>
          <table:table-cell table:formula="of:=[.H49]-[.L49]" office:value-type="float" office:value="450" calcext:value-type="float">
            <text:p>450</text:p>
          </table:table-cell>
          <table:table-cell table:formula="of:=([.M49]/[.G49])*100" office:value-type="float" office:value="0.00983039939602026" calcext:value-type="float">
            <text:p>0.00983039939602</text:p>
          </table:table-cell>
          <table:table-cell table:formula="of:=100*([.N49]/[.H49])" office:value-type="float" office:value="0.00983039939602026" calcext:value-type="float">
            <text:p>0.00983039939602</text:p>
          </table:table-cell>
          <table:table-cell/>
          <table:table-cell table:formula="of:=[.O49]-[.P49]" office:value-type="float" office:value="0" calcext:value-type="float">
            <text:p>0</text:p>
          </table:table-cell>
          <table:table-cell table:formula="of:=[.H49]-[.J49]" office:value-type="float" office:value="0" calcext:value-type="float">
            <text:p>0</text:p>
          </table:table-cell>
          <table:table-cell table:formula="of:=([.I49] - ([.J49]*14))-[.G4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50]*100" office:value-type="float" office:value="10000" calcext:value-type="float">
            <text:p>10000</text:p>
          </table:table-cell>
          <table:table-cell table:formula="of:=[.B50]/1000"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table:formula="of:=CEILING(([.C50]*(10^9)*[.E50]/8)/[.D50])" office:value-type="float" office:value="195312500" calcext:value-type="float">
            <text:p>195312500</text:p>
          </table:table-cell>
          <table:table-cell table:formula="of:=(MIN(MAX([.D50];64); 1518)- 18) *[.F50]" office:value-type="float" office:value="8984375000" calcext:value-type="float">
            <text:p>8984375000</text:p>
          </table:table-cell>
          <table:table-cell table:formula="of:=[.F50]" office:value-type="float" office:value="195312500" calcext:value-type="float">
            <text:p>195312500</text:p>
          </table:table-cell>
          <table:table-cell office:value-type="float" office:value="11718750000" calcext:value-type="float">
            <text:p>11718750000</text:p>
          </table:table-cell>
          <table:table-cell office:value-type="float" office:value="195312500" calcext:value-type="float">
            <text:p>195312500</text:p>
          </table:table-cell>
          <table:table-cell office:value-type="float" office:value="6899567922" calcext:value-type="float">
            <text:p>6899567922</text:p>
          </table:table-cell>
          <table:table-cell office:value-type="float" office:value="149990607" calcext:value-type="float">
            <text:p>149990607</text:p>
          </table:table-cell>
          <table:table-cell table:formula="of:=[.G50]-[.K50]" office:value-type="float" office:value="2084807078" calcext:value-type="float">
            <text:p>2084807078</text:p>
          </table:table-cell>
          <table:table-cell table:formula="of:=[.H50]-[.L50]" office:value-type="float" office:value="45321893" calcext:value-type="float">
            <text:p>45321893</text:p>
          </table:table-cell>
          <table:table-cell table:formula="of:=([.M50]/[.G50])*100" office:value-type="float" office:value="23.204809216" calcext:value-type="float">
            <text:p>23.204809216</text:p>
          </table:table-cell>
          <table:table-cell table:formula="of:=100*([.N50]/[.H50])" office:value-type="float" office:value="23.204809216" calcext:value-type="float">
            <text:p>23.204809216</text:p>
          </table:table-cell>
          <table:table-cell/>
          <table:table-cell table:formula="of:=[.O50]-[.P50]" office:value-type="float" office:value="0" calcext:value-type="float">
            <text:p>0</text:p>
          </table:table-cell>
          <table:table-cell table:formula="of:=[.H50]-[.J50]" office:value-type="float" office:value="0" calcext:value-type="float">
            <text:p>0</text:p>
          </table:table-cell>
          <table:table-cell table:formula="of:=([.I50] - ([.J50]*14))-[.G5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51]*100" office:value-type="float" office:value="10000" calcext:value-type="float">
            <text:p>10000</text:p>
          </table:table-cell>
          <table:table-cell table:formula="of:=[.B51]/1000"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table:formula="of:=CEILING(([.C51]*(10^9)*[.E51]/8)/[.D51])" office:value-type="float" office:value="97656250" calcext:value-type="float">
            <text:p>97656250</text:p>
          </table:table-cell>
          <table:table-cell table:formula="of:=(MIN(MAX([.D51];64); 1518)- 18) *[.F51]" office:value-type="float" office:value="10742187500" calcext:value-type="float">
            <text:p>10742187500</text:p>
          </table:table-cell>
          <table:table-cell table:formula="of:=[.F51]" office:value-type="float" office:value="97656250" calcext:value-type="float">
            <text:p>97656250</text:p>
          </table:table-cell>
          <table:table-cell table:number-columns-repeated="4"/>
          <table:table-cell table:formula="of:=[.G51]-[.K51]" office:value-type="float" office:value="10742187500" calcext:value-type="float">
            <text:p>10742187500</text:p>
          </table:table-cell>
          <table:table-cell table:formula="of:=[.H51]-[.L51]" office:value-type="float" office:value="97656250" calcext:value-type="float">
            <text:p>97656250</text:p>
          </table:table-cell>
          <table:table-cell table:formula="of:=([.M51]/[.G51])*100" office:value-type="float" office:value="100" calcext:value-type="float">
            <text:p>100</text:p>
          </table:table-cell>
          <table:table-cell table:formula="of:=100*([.N51]/[.H51])" office:value-type="float" office:value="100" calcext:value-type="float">
            <text:p>100</text:p>
          </table:table-cell>
          <table:table-cell/>
          <table:table-cell table:formula="of:=[.O51]-[.P51]" office:value-type="float" office:value="0" calcext:value-type="float">
            <text:p>0</text:p>
          </table:table-cell>
          <table:table-cell table:formula="of:=[.H51]-[.J51]" office:value-type="float" office:value="97656250" calcext:value-type="float">
            <text:p>97656250</text:p>
          </table:table-cell>
          <table:table-cell table:formula="of:=([.I51] - ([.J51]*14))-[.G51]" office:value-type="float" office:value="-10742187500" calcext:value-type="float">
            <text:p>-107421875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52]*100" office:value-type="float" office:value="10000" calcext:value-type="float">
            <text:p>10000</text:p>
          </table:table-cell>
          <table:table-cell table:formula="of:=[.B52]/1000"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table:formula="of:=CEILING(([.C52]*(10^9)*[.E52]/8)/[.D52])" office:value-type="float" office:value="48828125" calcext:value-type="float">
            <text:p>48828125</text:p>
          </table:table-cell>
          <table:table-cell table:formula="of:=(MIN(MAX([.D52];64); 1518)- 18) *[.F52]" office:value-type="float" office:value="11621093750" calcext:value-type="float">
            <text:p>11621093750</text:p>
          </table:table-cell>
          <table:table-cell table:formula="of:=[.F52]" office:value-type="float" office:value="48828125" calcext:value-type="float">
            <text:p>48828125</text:p>
          </table:table-cell>
          <table:table-cell table:number-columns-repeated="4"/>
          <table:table-cell table:formula="of:=[.G52]-[.K52]" office:value-type="float" office:value="11621093750" calcext:value-type="float">
            <text:p>11621093750</text:p>
          </table:table-cell>
          <table:table-cell table:formula="of:=[.H52]-[.L52]" office:value-type="float" office:value="48828125" calcext:value-type="float">
            <text:p>48828125</text:p>
          </table:table-cell>
          <table:table-cell table:formula="of:=([.M52]/[.G52])*100" office:value-type="float" office:value="100" calcext:value-type="float">
            <text:p>100</text:p>
          </table:table-cell>
          <table:table-cell table:formula="of:=100*([.N52]/[.H52])" office:value-type="float" office:value="100" calcext:value-type="float">
            <text:p>100</text:p>
          </table:table-cell>
          <table:table-cell/>
          <table:table-cell table:formula="of:=[.O52]-[.P52]" office:value-type="float" office:value="0" calcext:value-type="float">
            <text:p>0</text:p>
          </table:table-cell>
          <table:table-cell table:formula="of:=[.H52]-[.J52]" office:value-type="float" office:value="48828125" calcext:value-type="float">
            <text:p>48828125</text:p>
          </table:table-cell>
          <table:table-cell table:formula="of:=([.I52] - ([.J52]*14))-[.G52]" office:value-type="float" office:value="-11621093750" calcext:value-type="float">
            <text:p>-1162109375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53]*100" office:value-type="float" office:value="10000" calcext:value-type="float">
            <text:p>10000</text:p>
          </table:table-cell>
          <table:table-cell table:formula="of:=[.B53]/1000" office:value-type="float" office:value="10" calcext:value-type="float">
            <text:p>10</text:p>
          </table:table-cell>
          <table:table-cell office:value-type="float" office:value="512" calcext:value-type="float">
            <text:p>512</text:p>
          </table:table-cell>
          <table:table-cell office:value-type="float" office:value="10" calcext:value-type="float">
            <text:p>10</text:p>
          </table:table-cell>
          <table:table-cell table:formula="of:=CEILING(([.C53]*(10^9)*[.E53]/8)/[.D53])" office:value-type="float" office:value="24414063" calcext:value-type="float">
            <text:p>24414063</text:p>
          </table:table-cell>
          <table:table-cell table:formula="of:=(MIN(MAX([.D53];64); 1518)- 18) *[.F53]" office:value-type="float" office:value="12060547122" calcext:value-type="float">
            <text:p>12060547122</text:p>
          </table:table-cell>
          <table:table-cell table:formula="of:=[.F53]" office:value-type="float" office:value="24414063" calcext:value-type="float">
            <text:p>24414063</text:p>
          </table:table-cell>
          <table:table-cell table:number-columns-repeated="4"/>
          <table:table-cell table:formula="of:=[.G53]-[.K53]" office:value-type="float" office:value="12060547122" calcext:value-type="float">
            <text:p>12060547122</text:p>
          </table:table-cell>
          <table:table-cell table:formula="of:=[.H53]-[.L53]" office:value-type="float" office:value="24414063" calcext:value-type="float">
            <text:p>24414063</text:p>
          </table:table-cell>
          <table:table-cell table:formula="of:=([.M53]/[.G53])*100" office:value-type="float" office:value="100" calcext:value-type="float">
            <text:p>100</text:p>
          </table:table-cell>
          <table:table-cell table:formula="of:=100*([.N53]/[.H53])" office:value-type="float" office:value="100" calcext:value-type="float">
            <text:p>100</text:p>
          </table:table-cell>
          <table:table-cell/>
          <table:table-cell table:formula="of:=[.O53]-[.P53]" office:value-type="float" office:value="0" calcext:value-type="float">
            <text:p>0</text:p>
          </table:table-cell>
          <table:table-cell table:formula="of:=[.H53]-[.J53]" office:value-type="float" office:value="24414063" calcext:value-type="float">
            <text:p>24414063</text:p>
          </table:table-cell>
          <table:table-cell table:formula="of:=([.I53] - ([.J53]*14))-[.G53]" office:value-type="float" office:value="-12060547122" calcext:value-type="float">
            <text:p>-1206054712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54]*100" office:value-type="float" office:value="10000" calcext:value-type="float">
            <text:p>10000</text:p>
          </table:table-cell>
          <table:table-cell table:formula="of:=[.B54]/1000" office:value-type="float" office:value="10" calcext:value-type="float">
            <text:p>10</text:p>
          </table:table-cell>
          <table:table-cell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table:formula="of:=CEILING(([.C54]*(10^9)*[.E54]/8)/[.D54])" office:value-type="float" office:value="12207032" calcext:value-type="float">
            <text:p>12207032</text:p>
          </table:table-cell>
          <table:table-cell table:formula="of:=(MIN(MAX([.D54];64); 1518)- 18) *[.F54]" office:value-type="float" office:value="12280274192" calcext:value-type="float">
            <text:p>12280274192</text:p>
          </table:table-cell>
          <table:table-cell table:formula="of:=[.F54]" office:value-type="float" office:value="12207032" calcext:value-type="float">
            <text:p>12207032</text:p>
          </table:table-cell>
          <table:table-cell table:number-columns-repeated="4"/>
          <table:table-cell table:formula="of:=[.G54]-[.K54]" office:value-type="float" office:value="12280274192" calcext:value-type="float">
            <text:p>12280274192</text:p>
          </table:table-cell>
          <table:table-cell table:formula="of:=[.H54]-[.L54]" office:value-type="float" office:value="12207032" calcext:value-type="float">
            <text:p>12207032</text:p>
          </table:table-cell>
          <table:table-cell table:formula="of:=([.M54]/[.G54])*100" office:value-type="float" office:value="100" calcext:value-type="float">
            <text:p>100</text:p>
          </table:table-cell>
          <table:table-cell table:formula="of:=100*([.N54]/[.H54])" office:value-type="float" office:value="100" calcext:value-type="float">
            <text:p>100</text:p>
          </table:table-cell>
          <table:table-cell/>
          <table:table-cell table:formula="of:=[.O54]-[.P54]" office:value-type="float" office:value="0" calcext:value-type="float">
            <text:p>0</text:p>
          </table:table-cell>
          <table:table-cell table:formula="of:=[.H54]-[.J54]" office:value-type="float" office:value="12207032" calcext:value-type="float">
            <text:p>12207032</text:p>
          </table:table-cell>
          <table:table-cell table:formula="of:=([.I54] - ([.J54]*14))-[.G54]" office:value-type="float" office:value="-12280274192" calcext:value-type="float">
            <text:p>-1228027419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55]*100" office:value-type="float" office:value="10000" calcext:value-type="float">
            <text:p>10000</text:p>
          </table:table-cell>
          <table:table-cell table:formula="of:=[.B55]/1000" office:value-type="float" office:value="10" calcext:value-type="float">
            <text:p>10</text:p>
          </table:table-cell>
          <table:table-cell office:value-type="float" office:value="2048" calcext:value-type="float">
            <text:p>2048</text:p>
          </table:table-cell>
          <table:table-cell office:value-type="float" office:value="10" calcext:value-type="float">
            <text:p>10</text:p>
          </table:table-cell>
          <table:table-cell table:formula="of:=CEILING(([.C55]*(10^9)*[.E55]/8)/[.D55])" office:value-type="float" office:value="6103516" calcext:value-type="float">
            <text:p>6103516</text:p>
          </table:table-cell>
          <table:table-cell table:formula="of:=(MIN(MAX([.D55];64); 1518)- 18) *[.F55]" office:value-type="float" office:value="9155274000" calcext:value-type="float">
            <text:p>9155274000</text:p>
          </table:table-cell>
          <table:table-cell table:formula="of:=[.F55]" office:value-type="float" office:value="6103516" calcext:value-type="float">
            <text:p>6103516</text:p>
          </table:table-cell>
          <table:table-cell office:value-type="float" office:value="9240723224" calcext:value-type="float">
            <text:p>9240723224</text:p>
          </table:table-cell>
          <table:table-cell office:value-type="float" office:value="6103516" calcext:value-type="float">
            <text:p>6103516</text:p>
          </table:table-cell>
          <table:table-cell office:value-type="float" office:value="9154399500" calcext:value-type="float">
            <text:p>9154399500</text:p>
          </table:table-cell>
          <table:table-cell office:value-type="float" office:value="6102933" calcext:value-type="float">
            <text:p>6102933</text:p>
          </table:table-cell>
          <table:table-cell table:formula="of:=[.G55]-[.K55]" office:value-type="float" office:value="874500" calcext:value-type="float">
            <text:p>874500</text:p>
          </table:table-cell>
          <table:table-cell table:formula="of:=[.H55]-[.L55]" office:value-type="float" office:value="583" calcext:value-type="float">
            <text:p>583</text:p>
          </table:table-cell>
          <table:table-cell table:formula="of:=([.M55]/[.G55])*100" office:value-type="float" office:value="0.00955187141313302" calcext:value-type="float">
            <text:p>0.009551871413133</text:p>
          </table:table-cell>
          <table:table-cell table:formula="of:=100*([.N55]/[.H55])" office:value-type="float" office:value="0.00955187141313302" calcext:value-type="float">
            <text:p>0.009551871413133</text:p>
          </table:table-cell>
          <table:table-cell/>
          <table:table-cell table:formula="of:=[.O55]-[.P55]" office:value-type="float" office:value="0" calcext:value-type="float">
            <text:p>0</text:p>
          </table:table-cell>
          <table:table-cell table:formula="of:=[.H55]-[.J55]" office:value-type="float" office:value="0" calcext:value-type="float">
            <text:p>0</text:p>
          </table:table-cell>
          <table:table-cell table:formula="of:=([.I55] - ([.J55]*14))-[.G55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7">00/00/0000</text:date>, <text:time style:data-style-name="N2" text:time-value="05:25:21.3556412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2T19:04:08.672476507</meta:creation-date>
    <dc:date>2020-03-27T07:08:53.330451164</dc:date>
    <meta:editing-duration>PT25M52S</meta:editing-duration>
    <meta:editing-cycles>3</meta:editing-cycles>
    <meta:generator>LibreOffice/6.0.7.3$Linux_X86_64 LibreOffice_project/00m0$Build-3</meta:generator>
    <meta:document-statistic meta:table-count="1" meta:cell-count="722" meta:object-count="0"/>
  </office:meta>
</office:document-meta>
</file>